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 style:data-style-name="N1010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2];[$samples.A$2:.A$854];1;0)" office:value-type="string" office:string-value="FDK10" calcext:value-type="string">
            <text:p>FDK10</text:p>
          </table:table-cell>
          <table:table-cell table:formula="of:=[.C2]=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3];[$samples.A$2:.A$854];1;0)" office:value-type="string" office:string-value="FDK10" calcext:value-type="string">
            <text:p>FDK10</text:p>
          </table:table-cell>
          <table:table-cell table:formula="of:=[.C3]=[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4];[$samples.A$2:.A$854];1;0)" office:value-type="string" office:string-value="FDK10" calcext:value-type="string">
            <text:p>FDK10</text:p>
          </table:table-cell>
          <table:table-cell table:formula="of:=[.C4]=[.B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5];[$samples.A$2:.A$854];1;0)" office:value-type="string" office:string-value="J293" calcext:value-type="string">
            <text:p>J293</text:p>
          </table:table-cell>
          <table:table-cell table:formula="of:=[.C5]=[.B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];[$samples.A$2:.A$854];1;0)" office:value-type="string" office:string-value="J294" calcext:value-type="string">
            <text:p>J294</text:p>
          </table:table-cell>
          <table:table-cell table:formula="of:=[.C6]=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7];[$samples.A$2:.A$854];1;0)" office:value-type="string" office:string-value="J294" calcext:value-type="string">
            <text:p>J294</text:p>
          </table:table-cell>
          <table:table-cell table:formula="of:=[.C7]=[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8];[$samples.A$2:.A$854];1;0)" office:value-type="string" office:string-value="J294" calcext:value-type="string">
            <text:p>J294</text:p>
          </table:table-cell>
          <table:table-cell table:formula="of:=[.C8]=[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9];[$samples.A$2:.A$854];1;0)" office:value-type="string" office:string-value="J295" calcext:value-type="string">
            <text:p>J295</text:p>
          </table:table-cell>
          <table:table-cell table:formula="of:=[.C9]=[.B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10];[$samples.A$2:.A$854];1;0)" office:value-type="string" office:string-value="J295" calcext:value-type="string">
            <text:p>J295</text:p>
          </table:table-cell>
          <table:table-cell table:formula="of:=[.C10]=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11];[$samples.A$2:.A$854];1;0)" office:value-type="string" office:string-value="J295" calcext:value-type="string">
            <text:p>J295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12];[$samples.A$2:.A$854];1;0)" office:value-type="string" office:string-value="J296" calcext:value-type="string">
            <text:p>J296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13];[$samples.A$2:.A$854];1;0)" office:value-type="string" office:string-value="J296" calcext:value-type="string">
            <text:p>J296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14];[$samples.A$2:.A$854];1;0)" office:value-type="string" office:string-value="J296" calcext:value-type="string">
            <text:p>J296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15];[$samples.A$2:.A$854];1;0)" office:value-type="string" office:string-value="J298" calcext:value-type="string">
            <text:p>J29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16];[$samples.A$2:.A$854];1;0)" office:value-type="string" office:string-value="J298" calcext:value-type="string">
            <text:p>J29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17];[$samples.A$2:.A$854];1;0)" office:value-type="string" office:string-value="J298" calcext:value-type="string">
            <text:p>J29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18];[$samples.A$2:.A$854];1;0)" office:value-type="string" office:string-value="J300" calcext:value-type="string">
            <text:p>J300</text:p>
          </table:table-cell>
          <table:table-cell table:formula="of:=[.C18]=[.B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19];[$samples.A$2:.A$854];1;0)" office:value-type="string" office:string-value="J301" calcext:value-type="string">
            <text:p>J301</text:p>
          </table:table-cell>
          <table:table-cell table:formula="of:=[.C19]=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20];[$samples.A$2:.A$854];1;0)" office:value-type="string" office:string-value="J301" calcext:value-type="string">
            <text:p>J301</text:p>
          </table:table-cell>
          <table:table-cell table:formula="of:=[.C20]=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21];[$samples.A$2:.A$854];1;0)" office:value-type="string" office:string-value="J301" calcext:value-type="string">
            <text:p>J301</text:p>
          </table:table-cell>
          <table:table-cell table:formula="of:=[.C21]=[.B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22];[$samples.A$2:.A$854];1;0)" office:value-type="string" office:string-value="J302" calcext:value-type="string">
            <text:p>J302</text:p>
          </table:table-cell>
          <table:table-cell table:formula="of:=[.C22]=[.B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23];[$samples.A$2:.A$854];1;0)" office:value-type="string" office:string-value="J303" calcext:value-type="string">
            <text:p>J303</text:p>
          </table:table-cell>
          <table:table-cell table:formula="of:=[.C23]=[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24];[$samples.A$2:.A$854];1;0)" office:value-type="string" office:string-value="J303" calcext:value-type="string">
            <text:p>J303</text:p>
          </table:table-cell>
          <table:table-cell table:formula="of:=[.C24]=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25];[$samples.A$2:.A$854];1;0)" office:value-type="string" office:string-value="J303" calcext:value-type="string">
            <text:p>J303</text:p>
          </table:table-cell>
          <table:table-cell table:formula="of:=[.C25]=[.B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26];[$samples.A$2:.A$854];1;0)" office:value-type="string" office:string-value="J304" calcext:value-type="string">
            <text:p>J304</text:p>
          </table:table-cell>
          <table:table-cell table:formula="of:=[.C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27];[$samples.A$2:.A$854];1;0)" office:value-type="string" office:string-value="J307" calcext:value-type="string">
            <text:p>J307</text:p>
          </table:table-cell>
          <table:table-cell table:formula="of:=[.C27]=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28];[$samples.A$2:.A$854];1;0)" office:value-type="string" office:string-value="J307" calcext:value-type="string">
            <text:p>J307</text:p>
          </table:table-cell>
          <table:table-cell table:formula="of:=[.C28]=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29];[$samples.A$2:.A$854];1;0)" office:value-type="string" office:string-value="J307" calcext:value-type="string">
            <text:p>J307</text:p>
          </table:table-cell>
          <table:table-cell table:formula="of:=[.C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30];[$samples.A$2:.A$854];1;0)" office:value-type="string" office:string-value="J310" calcext:value-type="string">
            <text:p>J310</text:p>
          </table:table-cell>
          <table:table-cell table:formula="of:=[.C30]=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31];[$samples.A$2:.A$854];1;0)" office:value-type="string" office:string-value="J310" calcext:value-type="string">
            <text:p>J310</text:p>
          </table:table-cell>
          <table:table-cell table:formula="of:=[.C31]=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32];[$samples.A$2:.A$854];1;0)" office:value-type="string" office:string-value="J310" calcext:value-type="string">
            <text:p>J310</text:p>
          </table:table-cell>
          <table:table-cell table:formula="of:=[.C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33];[$samples.A$2:.A$854];1;0)" office:value-type="string" office:string-value="J311" calcext:value-type="string">
            <text:p>J311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34];[$samples.A$2:.A$854];1;0)" office:value-type="string" office:string-value="J311" calcext:value-type="string">
            <text:p>J311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35];[$samples.A$2:.A$854];1;0)" office:value-type="string" office:string-value="J311" calcext:value-type="string">
            <text:p>J311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36];[$samples.A$2:.A$854];1;0)" office:value-type="string" office:string-value="J312" calcext:value-type="string">
            <text:p>J312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37];[$samples.A$2:.A$854];1;0)" office:value-type="string" office:string-value="J315" calcext:value-type="string">
            <text:p>J31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38];[$samples.A$2:.A$854];1;0)" office:value-type="string" office:string-value="J315" calcext:value-type="string">
            <text:p>J315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39];[$samples.A$2:.A$854];1;0)" office:value-type="string" office:string-value="J315" calcext:value-type="string">
            <text:p>J315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40];[$samples.A$2:.A$854];1;0)" office:value-type="string" office:string-value="J316" calcext:value-type="string">
            <text:p>J316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41];[$samples.A$2:.A$854];1;0)" office:value-type="string" office:string-value="J316" calcext:value-type="string">
            <text:p>J316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42];[$samples.A$2:.A$854];1;0)" office:value-type="string" office:string-value="J316" calcext:value-type="string">
            <text:p>J316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43];[$samples.A$2:.A$854];1;0)" office:value-type="string" office:string-value="J317" calcext:value-type="string">
            <text:p>J317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44];[$samples.A$2:.A$854];1;0)" office:value-type="string" office:string-value="J317" calcext:value-type="string">
            <text:p>J317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45];[$samples.A$2:.A$854];1;0)" office:value-type="string" office:string-value="J317" calcext:value-type="string">
            <text:p>J317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46];[$samples.A$2:.A$854];1;0)" office:value-type="string" office:string-value="J318" calcext:value-type="string">
            <text:p>J318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47];[$samples.A$2:.A$854];1;0)" office:value-type="string" office:string-value="J318" calcext:value-type="string">
            <text:p>J318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48];[$samples.A$2:.A$854];1;0)" office:value-type="string" office:string-value="J318" calcext:value-type="string">
            <text:p>J318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49];[$samples.A$2:.A$854];1;0)" office:value-type="string" office:string-value="J319" calcext:value-type="string">
            <text:p>J319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50];[$samples.A$2:.A$854];1;0)" office:value-type="string" office:string-value="J319" calcext:value-type="string">
            <text:p>J319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51];[$samples.A$2:.A$854];1;0)" office:value-type="string" office:string-value="J319" calcext:value-type="string">
            <text:p>J319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52];[$samples.A$2:.A$854];1;0)" office:value-type="string" office:string-value="J320" calcext:value-type="string">
            <text:p>J320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53];[$samples.A$2:.A$854];1;0)" office:value-type="string" office:string-value="J320" calcext:value-type="string">
            <text:p>J320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54];[$samples.A$2:.A$854];1;0)" office:value-type="string" office:string-value="J320" calcext:value-type="string">
            <text:p>J32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55];[$samples.A$2:.A$854];1;0)" office:value-type="string" office:string-value="J321g" calcext:value-type="string">
            <text:p>J321g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56];[$samples.A$2:.A$854];1;0)" office:value-type="string" office:string-value="J321g" calcext:value-type="string">
            <text:p>J321g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57];[$samples.A$2:.A$854];1;0)" office:value-type="string" office:string-value="J321g" calcext:value-type="string">
            <text:p>J321g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58];[$samples.A$2:.A$854];1;0)" office:value-type="string" office:string-value="J322" calcext:value-type="string">
            <text:p>J322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59];[$samples.A$2:.A$854];1;0)" office:value-type="string" office:string-value="J322" calcext:value-type="string">
            <text:p>J322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0];[$samples.A$2:.A$854];1;0)" office:value-type="string" office:string-value="J322" calcext:value-type="string">
            <text:p>J322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1];[$samples.A$2:.A$854];1;0)" office:value-type="string" office:string-value="J324" calcext:value-type="string">
            <text:p>J324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];[$samples.A$2:.A$854];1;0)" office:value-type="string" office:string-value="J324" calcext:value-type="string">
            <text:p>J324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3];[$samples.A$2:.A$854];1;0)" office:value-type="string" office:string-value="J324" calcext:value-type="string">
            <text:p>J324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4];[$samples.A$2:.A$854];1;0)" office:value-type="string" office:string-value="J326" calcext:value-type="string">
            <text:p>J326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5];[$samples.A$2:.A$854];1;0)" office:value-type="string" office:string-value="J326" calcext:value-type="string">
            <text:p>J326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6];[$samples.A$2:.A$854];1;0)" office:value-type="string" office:string-value="J326" calcext:value-type="string">
            <text:p>J326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7];[$samples.A$2:.A$854];1;0)" office:value-type="string" office:string-value="J327" calcext:value-type="string">
            <text:p>J32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8];[$samples.A$2:.A$854];1;0)" office:value-type="string" office:string-value="J327" calcext:value-type="string">
            <text:p>J327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9];[$samples.A$2:.A$854];1;0)" office:value-type="string" office:string-value="J327" calcext:value-type="string">
            <text:p>J327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70];[$samples.A$2:.A$854];1;0)" office:value-type="string" office:string-value="J328" calcext:value-type="string">
            <text:p>J328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71];[$samples.A$2:.A$854];1;0)" office:value-type="string" office:string-value="J328" calcext:value-type="string">
            <text:p>J328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72];[$samples.A$2:.A$854];1;0)" office:value-type="string" office:string-value="J328" calcext:value-type="string">
            <text:p>J328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73];[$samples.A$2:.A$854];1;0)" office:value-type="string" office:string-value="J329" calcext:value-type="string">
            <text:p>J329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74];[$samples.A$2:.A$854];1;0)" office:value-type="string" office:string-value="J329" calcext:value-type="string">
            <text:p>J329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75];[$samples.A$2:.A$854];1;0)" office:value-type="string" office:string-value="J329" calcext:value-type="string">
            <text:p>J329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76];[$samples.A$2:.A$854];1;0)" office:value-type="string" office:string-value="J330" calcext:value-type="string">
            <text:p>J330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77];[$samples.A$2:.A$854];1;0)" office:value-type="string" office:string-value="J330" calcext:value-type="string">
            <text:p>J330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78];[$samples.A$2:.A$854];1;0)" office:value-type="string" office:string-value="J330" calcext:value-type="string">
            <text:p>J330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79];[$samples.A$2:.A$854];1;0)" office:value-type="string" office:string-value="J331" calcext:value-type="string">
            <text:p>J331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80];[$samples.A$2:.A$854];1;0)" office:value-type="string" office:string-value="J331" calcext:value-type="string">
            <text:p>J331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81];[$samples.A$2:.A$854];1;0)" office:value-type="string" office:string-value="J331" calcext:value-type="string">
            <text:p>J331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82];[$samples.A$2:.A$854];1;0)" office:value-type="string" office:string-value="J333" calcext:value-type="string">
            <text:p>J333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83];[$samples.A$2:.A$854];1;0)" office:value-type="string" office:string-value="J333" calcext:value-type="string">
            <text:p>J333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84];[$samples.A$2:.A$854];1;0)" office:value-type="string" office:string-value="J333" calcext:value-type="string">
            <text:p>J333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85];[$samples.A$2:.A$854];1;0)" office:value-type="string" office:string-value="J333" calcext:value-type="string">
            <text:p>J333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86];[$samples.A$2:.A$854];1;0)" office:value-type="string" office:string-value="J333" calcext:value-type="string">
            <text:p>J333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87];[$samples.A$2:.A$854];1;0)" office:value-type="string" office:string-value="J333" calcext:value-type="string">
            <text:p>J333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88];[$samples.A$2:.A$854];1;0)" office:value-type="string" office:string-value="J333a" calcext:value-type="string">
            <text:p>J333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89];[$samples.A$2:.A$854];1;0)" office:value-type="string" office:string-value="J334" calcext:value-type="string">
            <text:p>J334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90];[$samples.A$2:.A$854];1;0)" office:value-type="string" office:string-value="J334" calcext:value-type="string">
            <text:p>J334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91];[$samples.A$2:.A$854];1;0)" office:value-type="string" office:string-value="J334" calcext:value-type="string">
            <text:p>J334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92];[$samples.A$2:.A$854];1;0)" office:value-type="string" office:string-value="J335" calcext:value-type="string">
            <text:p>J335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93];[$samples.A$2:.A$854];1;0)" office:value-type="string" office:string-value="J335" calcext:value-type="string">
            <text:p>J335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94];[$samples.A$2:.A$854];1;0)" office:value-type="string" office:string-value="J335" calcext:value-type="string">
            <text:p>J335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95];[$samples.A$2:.A$854];1;0)" office:value-type="string" office:string-value="J338" calcext:value-type="string">
            <text:p>J338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96];[$samples.A$2:.A$854];1;0)" office:value-type="string" office:string-value="J338" calcext:value-type="string">
            <text:p>J338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97];[$samples.A$2:.A$854];1;0)" office:value-type="string" office:string-value="J338" calcext:value-type="string">
            <text:p>J338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98];[$samples.A$2:.A$854];1;0)" office:value-type="string" office:string-value="J339" calcext:value-type="string">
            <text:p>J339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99];[$samples.A$2:.A$854];1;0)" office:value-type="string" office:string-value="J339" calcext:value-type="string">
            <text:p>J339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100];[$samples.A$2:.A$854];1;0)" office:value-type="string" office:string-value="J339" calcext:value-type="string">
            <text:p>J339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101];[$samples.A$2:.A$854];1;0)" office:value-type="string" office:string-value="J340" calcext:value-type="string">
            <text:p>J340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102];[$samples.A$2:.A$854];1;0)" office:value-type="string" office:string-value="J340" calcext:value-type="string">
            <text:p>J340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103];[$samples.A$2:.A$854];1;0)" office:value-type="string" office:string-value="J340" calcext:value-type="string">
            <text:p>J340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104];[$samples.A$2:.A$854];1;0)" office:value-type="string" office:string-value="J341" calcext:value-type="string">
            <text:p>J341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105];[$samples.A$2:.A$854];1;0)" office:value-type="string" office:string-value="J341" calcext:value-type="string">
            <text:p>J341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106];[$samples.A$2:.A$854];1;0)" office:value-type="string" office:string-value="J341" calcext:value-type="string">
            <text:p>J341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107];[$samples.A$2:.A$854];1;0)" office:value-type="string" office:string-value="J341a" calcext:value-type="string">
            <text:p>J341a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108];[$samples.A$2:.A$854];1;0)" office:value-type="string" office:string-value="J341b" calcext:value-type="string">
            <text:p>J341b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109];[$samples.A$2:.A$854];1;0)" office:value-type="string" office:string-value="J341c" calcext:value-type="string">
            <text:p>J341c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110];[$samples.A$2:.A$854];1;0)" office:value-type="string" office:string-value="J341d" calcext:value-type="string">
            <text:p>J341d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111];[$samples.A$2:.A$854];1;0)" office:value-type="string" office:string-value="J342" calcext:value-type="string">
            <text:p>J342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112];[$samples.A$2:.A$854];1;0)" office:value-type="string" office:string-value="J342" calcext:value-type="string">
            <text:p>J342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113];[$samples.A$2:.A$854];1;0)" office:value-type="string" office:string-value="J342" calcext:value-type="string">
            <text:p>J342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114];[$samples.A$2:.A$854];1;0)" office:value-type="string" office:string-value="J342a" calcext:value-type="string">
            <text:p>J342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115];[$samples.A$2:.A$854];1;0)" office:value-type="string" office:string-value="J342a" calcext:value-type="string">
            <text:p>J342a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116];[$samples.A$2:.A$854];1;0)" office:value-type="string" office:string-value="J342a" calcext:value-type="string">
            <text:p>J342a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117];[$samples.A$2:.A$854];1;0)" office:value-type="string" office:string-value="J342b" calcext:value-type="string">
            <text:p>J342b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118];[$samples.A$2:.A$854];1;0)" office:value-type="string" office:string-value="J342c" calcext:value-type="string">
            <text:p>J342c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119];[$samples.A$2:.A$854];1;0)" office:value-type="string" office:string-value="J342d" calcext:value-type="string">
            <text:p>J342d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120];[$samples.A$2:.A$854];1;0)" office:value-type="string" office:string-value="J343" calcext:value-type="string">
            <text:p>J343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121];[$samples.A$2:.A$854];1;0)" office:value-type="string" office:string-value="J343" calcext:value-type="string">
            <text:p>J343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122];[$samples.A$2:.A$854];1;0)" office:value-type="string" office:string-value="J343" calcext:value-type="string">
            <text:p>J343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123];[$samples.A$2:.A$854];1;0)" office:value-type="string" office:string-value="J344" calcext:value-type="string">
            <text:p>J344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124];[$samples.A$2:.A$854];1;0)" office:value-type="string" office:string-value="J344" calcext:value-type="string">
            <text:p>J344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125];[$samples.A$2:.A$854];1;0)" office:value-type="string" office:string-value="J344" calcext:value-type="string">
            <text:p>J344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126];[$samples.A$2:.A$854];1;0)" office:value-type="string" office:string-value="J345" calcext:value-type="string">
            <text:p>J345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127];[$samples.A$2:.A$854];1;0)" office:value-type="string" office:string-value="J345" calcext:value-type="string">
            <text:p>J345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128];[$samples.A$2:.A$854];1;0)" office:value-type="string" office:string-value="J345" calcext:value-type="string">
            <text:p>J345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129];[$samples.A$2:.A$854];1;0)" office:value-type="string" office:string-value="J345" calcext:value-type="string">
            <text:p>J345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130];[$samples.A$2:.A$854];1;0)" office:value-type="string" office:string-value="J345" calcext:value-type="string">
            <text:p>J345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131];[$samples.A$2:.A$854];1;0)" office:value-type="string" office:string-value="J345" calcext:value-type="string">
            <text:p>J345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132];[$samples.A$2:.A$854];1;0)" office:value-type="string" office:string-value="J345a" calcext:value-type="string">
            <text:p>J345a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133];[$samples.A$2:.A$854];1;0)" office:value-type="string" office:string-value="J345d" calcext:value-type="string">
            <text:p>J345d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134];[$samples.A$2:.A$854];1;0)" office:value-type="string" office:string-value="J346" calcext:value-type="string">
            <text:p>J346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135];[$samples.A$2:.A$854];1;0)" office:value-type="string" office:string-value="J346" calcext:value-type="string">
            <text:p>J346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136];[$samples.A$2:.A$854];1;0)" office:value-type="string" office:string-value="J346" calcext:value-type="string">
            <text:p>J346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137];[$samples.A$2:.A$854];1;0)" office:value-type="string" office:string-value="J347" calcext:value-type="string">
            <text:p>J34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138];[$samples.A$2:.A$854];1;0)" office:value-type="string" office:string-value="J347" calcext:value-type="string">
            <text:p>J347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139];[$samples.A$2:.A$854];1;0)" office:value-type="string" office:string-value="J347" calcext:value-type="string">
            <text:p>J347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140];[$samples.A$2:.A$854];1;0)" office:value-type="string" office:string-value="J348" calcext:value-type="string">
            <text:p>J348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141];[$samples.A$2:.A$854];1;0)" office:value-type="string" office:string-value="J348" calcext:value-type="string">
            <text:p>J348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142];[$samples.A$2:.A$854];1;0)" office:value-type="string" office:string-value="J348" calcext:value-type="string">
            <text:p>J348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143];[$samples.A$2:.A$854];1;0)" office:value-type="string" office:string-value="J349" calcext:value-type="string">
            <text:p>J349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144];[$samples.A$2:.A$854];1;0)" office:value-type="string" office:string-value="J349" calcext:value-type="string">
            <text:p>J349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145];[$samples.A$2:.A$854];1;0)" office:value-type="string" office:string-value="J349" calcext:value-type="string">
            <text:p>J349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146];[$samples.A$2:.A$854];1;0)" office:value-type="string" office:string-value="J349a" calcext:value-type="string">
            <text:p>J349a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147];[$samples.A$2:.A$854];1;0)" office:value-type="string" office:string-value="J349b" calcext:value-type="string">
            <text:p>J349b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148];[$samples.A$2:.A$854];1;0)" office:value-type="string" office:string-value="J349d" calcext:value-type="string">
            <text:p>J349d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149];[$samples.A$2:.A$854];1;0)" office:value-type="string" office:string-value="J349e" calcext:value-type="string">
            <text:p>J349e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150];[$samples.A$2:.A$854];1;0)" office:value-type="string" office:string-value="J349f" calcext:value-type="string">
            <text:p>J349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151];[$samples.A$2:.A$854];1;0)" office:value-type="string" office:string-value="J349g" calcext:value-type="string">
            <text:p>J349g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152];[$samples.A$2:.A$854];1;0)" office:value-type="string" office:string-value="J349h" calcext:value-type="string">
            <text:p>J349h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153];[$samples.A$2:.A$854];1;0)" office:value-type="string" office:string-value="J349i" calcext:value-type="string">
            <text:p>J349i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154];[$samples.A$2:.A$854];1;0)" office:value-type="string" office:string-value="J350" calcext:value-type="string">
            <text:p>J350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155];[$samples.A$2:.A$854];1;0)" office:value-type="string" office:string-value="J350" calcext:value-type="string">
            <text:p>J350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156];[$samples.A$2:.A$854];1;0)" office:value-type="string" office:string-value="J350" calcext:value-type="string">
            <text:p>J350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157];[$samples.A$2:.A$854];1;0)" office:value-type="string" office:string-value="J350a" calcext:value-type="string">
            <text:p>J350a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158];[$samples.A$2:.A$854];1;0)" office:value-type="string" office:string-value="J350b" calcext:value-type="string">
            <text:p>J350b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159];[$samples.A$2:.A$854];1;0)" office:value-type="string" office:string-value="J350c" calcext:value-type="string">
            <text:p>J350c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160];[$samples.A$2:.A$854];1;0)" office:value-type="string" office:string-value="J350d" calcext:value-type="string">
            <text:p>J350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161];[$samples.A$2:.A$854];1;0)" office:value-type="string" office:string-value="J350e" calcext:value-type="string">
            <text:p>J350e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162];[$samples.A$2:.A$854];1;0)" office:value-type="string" office:string-value="J350f" calcext:value-type="string">
            <text:p>J350f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163];[$samples.A$2:.A$854];1;0)" office:value-type="string" office:string-value="J350g" calcext:value-type="string">
            <text:p>J350g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164];[$samples.A$2:.A$854];1;0)" office:value-type="string" office:string-value="J350h" calcext:value-type="string">
            <text:p>J350h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165];[$samples.A$2:.A$854];1;0)" office:value-type="string" office:string-value="J350i" calcext:value-type="string">
            <text:p>J350i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166];[$samples.A$2:.A$854];1;0)" office:value-type="string" office:string-value="J351" calcext:value-type="string">
            <text:p>J351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167];[$samples.A$2:.A$854];1;0)" office:value-type="string" office:string-value="J351" calcext:value-type="string">
            <text:p>J351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168];[$samples.A$2:.A$854];1;0)" office:value-type="string" office:string-value="J351" calcext:value-type="string">
            <text:p>J351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169];[$samples.A$2:.A$854];1;0)" office:value-type="string" office:string-value="J351" calcext:value-type="string">
            <text:p>J351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170];[$samples.A$2:.A$854];1;0)" office:value-type="string" office:string-value="J351" calcext:value-type="string">
            <text:p>J351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171];[$samples.A$2:.A$854];1;0)" office:value-type="string" office:string-value="J351" calcext:value-type="string">
            <text:p>J351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172];[$samples.A$2:.A$854];1;0)" office:value-type="string" office:string-value="J352" calcext:value-type="string">
            <text:p>J352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173];[$samples.A$2:.A$854];1;0)" office:value-type="string" office:string-value="J352" calcext:value-type="string">
            <text:p>J35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174];[$samples.A$2:.A$854];1;0)" office:value-type="string" office:string-value="J352" calcext:value-type="string">
            <text:p>J352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175];[$samples.A$2:.A$854];1;0)" office:value-type="string" office:string-value="J352a" calcext:value-type="string">
            <text:p>J352a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176];[$samples.A$2:.A$854];1;0)" office:value-type="string" office:string-value="J352b" calcext:value-type="string">
            <text:p>J352b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177];[$samples.A$2:.A$854];1;0)" office:value-type="string" office:string-value="J352c" calcext:value-type="string">
            <text:p>J352c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178];[$samples.A$2:.A$854];1;0)" office:value-type="string" office:string-value="J352d" calcext:value-type="string">
            <text:p>J352d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179];[$samples.A$2:.A$854];1;0)" office:value-type="string" office:string-value="J352e" calcext:value-type="string">
            <text:p>J352e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180];[$samples.A$2:.A$854];1;0)" office:value-type="string" office:string-value="J352f" calcext:value-type="string">
            <text:p>J352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181];[$samples.A$2:.A$854];1;0)" office:value-type="string" office:string-value="J352g" calcext:value-type="string">
            <text:p>J352g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182];[$samples.A$2:.A$854];1;0)" office:value-type="string" office:string-value="J352h" calcext:value-type="string">
            <text:p>J352h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183];[$samples.A$2:.A$854];1;0)" office:value-type="string" office:string-value="J352i" calcext:value-type="string">
            <text:p>J352i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184];[$samples.A$2:.A$854];1;0)" office:value-type="string" office:string-value="J353" calcext:value-type="string">
            <text:p>J353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185];[$samples.A$2:.A$854];1;0)" office:value-type="string" office:string-value="J353" calcext:value-type="string">
            <text:p>J353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186];[$samples.A$2:.A$854];1;0)" office:value-type="string" office:string-value="J353" calcext:value-type="string">
            <text:p>J353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187];[$samples.A$2:.A$854];1;0)" office:value-type="string" office:string-value="J354" calcext:value-type="string">
            <text:p>J354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188];[$samples.A$2:.A$854];1;0)" office:value-type="string" office:string-value="J354" calcext:value-type="string">
            <text:p>J354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189];[$samples.A$2:.A$854];1;0)" office:value-type="string" office:string-value="J354" calcext:value-type="string">
            <text:p>J354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190];[$samples.A$2:.A$854];1;0)" office:value-type="string" office:string-value="J355" calcext:value-type="string">
            <text:p>J355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191];[$samples.A$2:.A$854];1;0)" office:value-type="string" office:string-value="J355" calcext:value-type="string">
            <text:p>J355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192];[$samples.A$2:.A$854];1;0)" office:value-type="string" office:string-value="J355" calcext:value-type="string">
            <text:p>J355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193];[$samples.A$2:.A$854];1;0)" office:value-type="string" office:string-value="J355a" calcext:value-type="string">
            <text:p>J355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194];[$samples.A$2:.A$854];1;0)" office:value-type="string" office:string-value="J355b" calcext:value-type="string">
            <text:p>J355b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195];[$samples.A$2:.A$854];1;0)" office:value-type="string" office:string-value="J355b" calcext:value-type="string">
            <text:p>J355b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196];[$samples.A$2:.A$854];1;0)" office:value-type="string" office:string-value="J355b" calcext:value-type="string">
            <text:p>J355b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197];[$samples.A$2:.A$854];1;0)" office:value-type="string" office:string-value="J355c" calcext:value-type="string">
            <text:p>J355c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198];[$samples.A$2:.A$854];1;0)" office:value-type="string" office:string-value="J355d" calcext:value-type="string">
            <text:p>J355d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199];[$samples.A$2:.A$854];1;0)" office:value-type="string" office:string-value="J355e" calcext:value-type="string">
            <text:p>J355e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200];[$samples.A$2:.A$854];1;0)" office:value-type="string" office:string-value="J355f" calcext:value-type="string">
            <text:p>J355f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201];[$samples.A$2:.A$854];1;0)" office:value-type="string" office:string-value="J355g" calcext:value-type="string">
            <text:p>J355g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202];[$samples.A$2:.A$854];1;0)" office:value-type="string" office:string-value="J357" calcext:value-type="string">
            <text:p>J357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203];[$samples.A$2:.A$854];1;0)" office:value-type="string" office:string-value="J357" calcext:value-type="string">
            <text:p>J357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204];[$samples.A$2:.A$854];1;0)" office:value-type="string" office:string-value="J357" calcext:value-type="string">
            <text:p>J357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205];[$samples.A$2:.A$854];1;0)" office:value-type="string" office:string-value="J358" calcext:value-type="string">
            <text:p>J358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206];[$samples.A$2:.A$854];1;0)" office:value-type="string" office:string-value="J358" calcext:value-type="string">
            <text:p>J358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207];[$samples.A$2:.A$854];1;0)" office:value-type="string" office:string-value="J358" calcext:value-type="string">
            <text:p>J358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208];[$samples.A$2:.A$854];1;0)" office:value-type="string" office:string-value="J359" calcext:value-type="string">
            <text:p>J359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209];[$samples.A$2:.A$854];1;0)" office:value-type="string" office:string-value="J359" calcext:value-type="string">
            <text:p>J359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210];[$samples.A$2:.A$854];1;0)" office:value-type="string" office:string-value="J359" calcext:value-type="string">
            <text:p>J359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211];[$samples.A$2:.A$854];1;0)" office:value-type="string" office:string-value="J359a" calcext:value-type="string">
            <text:p>J359a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212];[$samples.A$2:.A$854];1;0)" office:value-type="string" office:string-value="J359b" calcext:value-type="string">
            <text:p>J359b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213];[$samples.A$2:.A$854];1;0)" office:value-type="string" office:string-value="J359c" calcext:value-type="string">
            <text:p>J359c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214];[$samples.A$2:.A$854];1;0)" office:value-type="string" office:string-value="J359d" calcext:value-type="string">
            <text:p>J359d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215];[$samples.A$2:.A$854];1;0)" office:value-type="string" office:string-value="J359e" calcext:value-type="string">
            <text:p>J359e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216];[$samples.A$2:.A$854];1;0)" office:value-type="string" office:string-value="J359g" calcext:value-type="string">
            <text:p>J359g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217];[$samples.A$2:.A$854];1;0)" office:value-type="string" office:string-value="J359h" calcext:value-type="string">
            <text:p>J359h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218];[$samples.A$2:.A$854];1;0)" office:value-type="string" office:string-value="J359i" calcext:value-type="string">
            <text:p>J359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219];[$samples.A$2:.A$854];1;0)" office:value-type="string" office:string-value="J360" calcext:value-type="string">
            <text:p>J360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220];[$samples.A$2:.A$854];1;0)" office:value-type="string" office:string-value="J360" calcext:value-type="string">
            <text:p>J360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221];[$samples.A$2:.A$854];1;0)" office:value-type="string" office:string-value="J360" calcext:value-type="string">
            <text:p>J360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222];[$samples.A$2:.A$854];1;0)" office:value-type="string" office:string-value="J361" calcext:value-type="string">
            <text:p>J361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223];[$samples.A$2:.A$854];1;0)" office:value-type="string" office:string-value="J361" calcext:value-type="string">
            <text:p>J361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224];[$samples.A$2:.A$854];1;0)" office:value-type="string" office:string-value="J361" calcext:value-type="string">
            <text:p>J361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225];[$samples.A$2:.A$854];1;0)" office:value-type="string" office:string-value="J361a" calcext:value-type="string">
            <text:p>J361a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226];[$samples.A$2:.A$854];1;0)" office:value-type="string" office:string-value="J361b" calcext:value-type="string">
            <text:p>J361b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227];[$samples.A$2:.A$854];1;0)" office:value-type="string" office:string-value="J361c" calcext:value-type="string">
            <text:p>J361c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228];[$samples.A$2:.A$854];1;0)" office:value-type="string" office:string-value="J361d" calcext:value-type="string">
            <text:p>J361d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229];[$samples.A$2:.A$854];1;0)" office:value-type="string" office:string-value="J361e" calcext:value-type="string">
            <text:p>J361e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230];[$samples.A$2:.A$854];1;0)" office:value-type="string" office:string-value="J361f" calcext:value-type="string">
            <text:p>J361f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231];[$samples.A$2:.A$854];1;0)" office:value-type="string" office:string-value="J361g" calcext:value-type="string">
            <text:p>J361g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232];[$samples.A$2:.A$854];1;0)" office:value-type="string" office:string-value="J361h" calcext:value-type="string">
            <text:p>J361h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233];[$samples.A$2:.A$854];1;0)" office:value-type="string" office:string-value="J361i" calcext:value-type="string">
            <text:p>J361i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234];[$samples.A$2:.A$854];1;0)" office:value-type="string" office:string-value="J362" calcext:value-type="string">
            <text:p>J362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235];[$samples.A$2:.A$854];1;0)" office:value-type="string" office:string-value="J362" calcext:value-type="string">
            <text:p>J362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236];[$samples.A$2:.A$854];1;0)" office:value-type="string" office:string-value="J362" calcext:value-type="string">
            <text:p>J362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237];[$samples.A$2:.A$854];1;0)" office:value-type="string" office:string-value="J362" calcext:value-type="string">
            <text:p>J362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238];[$samples.A$2:.A$854];1;0)" office:value-type="string" office:string-value="J362a" calcext:value-type="string">
            <text:p>J362a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239];[$samples.A$2:.A$854];1;0)" office:value-type="string" office:string-value="J362b" calcext:value-type="string">
            <text:p>J362b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240];[$samples.A$2:.A$854];1;0)" office:value-type="string" office:string-value="J363" calcext:value-type="string">
            <text:p>J363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241];[$samples.A$2:.A$854];1;0)" office:value-type="string" office:string-value="J363" calcext:value-type="string">
            <text:p>J363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242];[$samples.A$2:.A$854];1;0)" office:value-type="string" office:string-value="J363" calcext:value-type="string">
            <text:p>J363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243];[$samples.A$2:.A$854];1;0)" office:value-type="string" office:string-value="J363" calcext:value-type="string">
            <text:p>J363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244];[$samples.A$2:.A$854];1;0)" office:value-type="string" office:string-value="J363" calcext:value-type="string">
            <text:p>J363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245];[$samples.A$2:.A$854];1;0)" office:value-type="string" office:string-value="J363" calcext:value-type="string">
            <text:p>J363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246];[$samples.A$2:.A$854];1;0)" office:value-type="string" office:string-value="J364" calcext:value-type="string">
            <text:p>J364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247];[$samples.A$2:.A$854];1;0)" office:value-type="string" office:string-value="J364" calcext:value-type="string">
            <text:p>J364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248];[$samples.A$2:.A$854];1;0)" office:value-type="string" office:string-value="J364" calcext:value-type="string">
            <text:p>J364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249];[$samples.A$2:.A$854];1;0)" office:value-type="string" office:string-value="J365" calcext:value-type="string">
            <text:p>J365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250];[$samples.A$2:.A$854];1;0)" office:value-type="string" office:string-value="J365" calcext:value-type="string">
            <text:p>J365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251];[$samples.A$2:.A$854];1;0)" office:value-type="string" office:string-value="J365" calcext:value-type="string">
            <text:p>J365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252];[$samples.A$2:.A$854];1;0)" office:value-type="string" office:string-value="J366" calcext:value-type="string">
            <text:p>J366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253];[$samples.A$2:.A$854];1;0)" office:value-type="string" office:string-value="J366" calcext:value-type="string">
            <text:p>J366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254];[$samples.A$2:.A$854];1;0)" office:value-type="string" office:string-value="J366" calcext:value-type="string">
            <text:p>J366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255];[$samples.A$2:.A$854];1;0)" office:value-type="string" office:string-value="J366" calcext:value-type="string">
            <text:p>J366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256];[$samples.A$2:.A$854];1;0)" office:value-type="string" office:string-value="J366" calcext:value-type="string">
            <text:p>J366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257];[$samples.A$2:.A$854];1;0)" office:value-type="string" office:string-value="J366" calcext:value-type="string">
            <text:p>J366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258];[$samples.A$2:.A$854];1;0)" office:value-type="string" office:string-value="J367" calcext:value-type="string">
            <text:p>J367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259];[$samples.A$2:.A$854];1;0)" office:value-type="string" office:string-value="J367" calcext:value-type="string">
            <text:p>J367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260];[$samples.A$2:.A$854];1;0)" office:value-type="string" office:string-value="J367" calcext:value-type="string">
            <text:p>J367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261];[$samples.A$2:.A$854];1;0)" office:value-type="string" office:string-value="J367a" calcext:value-type="string">
            <text:p>J367a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262];[$samples.A$2:.A$854];1;0)" office:value-type="string" office:string-value="J367b" calcext:value-type="string">
            <text:p>J367b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263];[$samples.A$2:.A$854];1;0)" office:value-type="string" office:string-value="J367c" calcext:value-type="string">
            <text:p>J367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264];[$samples.A$2:.A$854];1;0)" office:value-type="string" office:string-value="J367d" calcext:value-type="string">
            <text:p>J367d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265];[$samples.A$2:.A$854];1;0)" office:value-type="string" office:string-value="J367e" calcext:value-type="string">
            <text:p>J367e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266];[$samples.A$2:.A$854];1;0)" office:value-type="string" office:string-value="J367f" calcext:value-type="string">
            <text:p>J367f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267];[$samples.A$2:.A$854];1;0)" office:value-type="string" office:string-value="J367g" calcext:value-type="string">
            <text:p>J367g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268];[$samples.A$2:.A$854];1;0)" office:value-type="string" office:string-value="J367h" calcext:value-type="string">
            <text:p>J367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269];[$samples.A$2:.A$854];1;0)" office:value-type="string" office:string-value="J367i" calcext:value-type="string">
            <text:p>J367i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270];[$samples.A$2:.A$854];1;0)" office:value-type="string" office:string-value="J367i" calcext:value-type="string">
            <text:p>J367i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271];[$samples.A$2:.A$854];1;0)" office:value-type="string" office:string-value="J367i" calcext:value-type="string">
            <text:p>J367i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272];[$samples.A$2:.A$854];1;0)" office:value-type="string" office:string-value="J368" calcext:value-type="string">
            <text:p>J368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273];[$samples.A$2:.A$854];1;0)" office:value-type="string" office:string-value="J368" calcext:value-type="string">
            <text:p>J368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274];[$samples.A$2:.A$854];1;0)" office:value-type="string" office:string-value="J368" calcext:value-type="string">
            <text:p>J368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275];[$samples.A$2:.A$854];1;0)" office:value-type="string" office:string-value="J369" calcext:value-type="string">
            <text:p>J369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276];[$samples.A$2:.A$854];1;0)" office:value-type="string" office:string-value="J369" calcext:value-type="string">
            <text:p>J369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277];[$samples.A$2:.A$854];1;0)" office:value-type="string" office:string-value="J369" calcext:value-type="string">
            <text:p>J369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278];[$samples.A$2:.A$854];1;0)" office:value-type="string" office:string-value="J370" calcext:value-type="string">
            <text:p>J370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279];[$samples.A$2:.A$854];1;0)" office:value-type="string" office:string-value="J370" calcext:value-type="string">
            <text:p>J370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280];[$samples.A$2:.A$854];1;0)" office:value-type="string" office:string-value="J370" calcext:value-type="string">
            <text:p>J370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281];[$samples.A$2:.A$854];1;0)" office:value-type="string" office:string-value="J371" calcext:value-type="string">
            <text:p>J371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282];[$samples.A$2:.A$854];1;0)" office:value-type="string" office:string-value="J371" calcext:value-type="string">
            <text:p>J371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283];[$samples.A$2:.A$854];1;0)" office:value-type="string" office:string-value="J371" calcext:value-type="string">
            <text:p>J371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284];[$samples.A$2:.A$854];1;0)" office:value-type="string" office:string-value="J372" calcext:value-type="string">
            <text:p>J372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285];[$samples.A$2:.A$854];1;0)" office:value-type="string" office:string-value="J372" calcext:value-type="string">
            <text:p>J372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286];[$samples.A$2:.A$854];1;0)" office:value-type="string" office:string-value="J372" calcext:value-type="string">
            <text:p>J372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287];[$samples.A$2:.A$854];1;0)" office:value-type="string" office:string-value="J373" calcext:value-type="string">
            <text:p>J373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288];[$samples.A$2:.A$854];1;0)" office:value-type="string" office:string-value="J373" calcext:value-type="string">
            <text:p>J373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289];[$samples.A$2:.A$854];1;0)" office:value-type="string" office:string-value="J373" calcext:value-type="string">
            <text:p>J373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290];[$samples.A$2:.A$854];1;0)" office:value-type="string" office:string-value="J374" calcext:value-type="string">
            <text:p>J374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291];[$samples.A$2:.A$854];1;0)" office:value-type="string" office:string-value="J374" calcext:value-type="string">
            <text:p>J374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292];[$samples.A$2:.A$854];1;0)" office:value-type="string" office:string-value="J374" calcext:value-type="string">
            <text:p>J374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293];[$samples.A$2:.A$854];1;0)" office:value-type="string" office:string-value="J374a" calcext:value-type="string">
            <text:p>J374a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294];[$samples.A$2:.A$854];1;0)" office:value-type="string" office:string-value="J374b" calcext:value-type="string">
            <text:p>J374b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295];[$samples.A$2:.A$854];1;0)" office:value-type="string" office:string-value="J374c" calcext:value-type="string">
            <text:p>J374c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296];[$samples.A$2:.A$854];1;0)" office:value-type="string" office:string-value="J374d" calcext:value-type="string">
            <text:p>J374d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297];[$samples.A$2:.A$854];1;0)" office:value-type="string" office:string-value="J374e" calcext:value-type="string">
            <text:p>J374e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298];[$samples.A$2:.A$854];1;0)" office:value-type="string" office:string-value="J374f" calcext:value-type="string">
            <text:p>J374f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299];[$samples.A$2:.A$854];1;0)" office:value-type="string" office:string-value="J374g" calcext:value-type="string">
            <text:p>J374g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00];[$samples.A$2:.A$854];1;0)" office:value-type="string" office:string-value="J374h" calcext:value-type="string">
            <text:p>J374h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01];[$samples.A$2:.A$854];1;0)" office:value-type="string" office:string-value="J374i" calcext:value-type="string">
            <text:p>J374i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02];[$samples.A$2:.A$854];1;0)" office:value-type="string" office:string-value="J375" calcext:value-type="string">
            <text:p>J375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03];[$samples.A$2:.A$854];1;0)" office:value-type="string" office:string-value="J375" calcext:value-type="string">
            <text:p>J375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04];[$samples.A$2:.A$854];1;0)" office:value-type="string" office:string-value="J375" calcext:value-type="string">
            <text:p>J375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05];[$samples.A$2:.A$854];1;0)" office:value-type="string" office:string-value="J375" calcext:value-type="string">
            <text:p>J375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06];[$samples.A$2:.A$854];1;0)" office:value-type="string" office:string-value="J375" calcext:value-type="string">
            <text:p>J375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07];[$samples.A$2:.A$854];1;0)" office:value-type="string" office:string-value="J376" calcext:value-type="string">
            <text:p>J376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08];[$samples.A$2:.A$854];1;0)" office:value-type="string" office:string-value="J376" calcext:value-type="string">
            <text:p>J376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09];[$samples.A$2:.A$854];1;0)" office:value-type="string" office:string-value="J376" calcext:value-type="string">
            <text:p>J376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10];[$samples.A$2:.A$854];1;0)" office:value-type="string" office:string-value="J376a" calcext:value-type="string">
            <text:p>J376a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11];[$samples.A$2:.A$854];1;0)" office:value-type="string" office:string-value="J376a" calcext:value-type="string">
            <text:p>J376a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12];[$samples.A$2:.A$854];1;0)" office:value-type="string" office:string-value="J376a" calcext:value-type="string">
            <text:p>J376a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13];[$samples.A$2:.A$854];1;0)" office:value-type="string" office:string-value="J376b" calcext:value-type="string">
            <text:p>J376b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14];[$samples.A$2:.A$854];1;0)" office:value-type="string" office:string-value="J376c" calcext:value-type="string">
            <text:p>J376c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15];[$samples.A$2:.A$854];1;0)" office:value-type="string" office:string-value="J376d" calcext:value-type="string">
            <text:p>J37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16];[$samples.A$2:.A$854];1;0)" office:value-type="string" office:string-value="J376e" calcext:value-type="string">
            <text:p>J376e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17];[$samples.A$2:.A$854];1;0)" office:value-type="string" office:string-value="J376f" calcext:value-type="string">
            <text:p>J376f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18];[$samples.A$2:.A$854];1;0)" office:value-type="string" office:string-value="J376g" calcext:value-type="string">
            <text:p>J376g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19];[$samples.A$2:.A$854];1;0)" office:value-type="string" office:string-value="J376h" calcext:value-type="string">
            <text:p>J376h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20];[$samples.A$2:.A$854];1;0)" office:value-type="string" office:string-value="J376i" calcext:value-type="string">
            <text:p>J376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21];[$samples.A$2:.A$854];1;0)" office:value-type="string" office:string-value="J377" calcext:value-type="string">
            <text:p>J377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22];[$samples.A$2:.A$854];1;0)" office:value-type="string" office:string-value="J377a" calcext:value-type="string">
            <text:p>J377a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23];[$samples.A$2:.A$854];1;0)" office:value-type="string" office:string-value="J377b" calcext:value-type="string">
            <text:p>J377b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24];[$samples.A$2:.A$854];1;0)" office:value-type="string" office:string-value="J377c" calcext:value-type="string">
            <text:p>J377c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25];[$samples.A$2:.A$854];1;0)" office:value-type="string" office:string-value="J377d" calcext:value-type="string">
            <text:p>J377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26];[$samples.A$2:.A$854];1;0)" office:value-type="string" office:string-value="J377e" calcext:value-type="string">
            <text:p>J377e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27];[$samples.A$2:.A$854];1;0)" office:value-type="string" office:string-value="J377e" calcext:value-type="string">
            <text:p>J377e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28];[$samples.A$2:.A$854];1;0)" office:value-type="string" office:string-value="J377e" calcext:value-type="string">
            <text:p>J377e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29];[$samples.A$2:.A$854];1;0)" office:value-type="string" office:string-value="J377g" calcext:value-type="string">
            <text:p>J377g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30];[$samples.A$2:.A$854];1;0)" office:value-type="string" office:string-value="J377h" calcext:value-type="string">
            <text:p>J377h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31];[$samples.A$2:.A$854];1;0)" office:value-type="string" office:string-value="J377i" calcext:value-type="string">
            <text:p>J377i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32];[$samples.A$2:.A$854];1;0)" office:value-type="string" office:string-value="J379" calcext:value-type="string">
            <text:p>J379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33];[$samples.A$2:.A$854];1;0)" office:value-type="string" office:string-value="J379" calcext:value-type="string">
            <text:p>J379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34];[$samples.A$2:.A$854];1;0)" office:value-type="string" office:string-value="J379" calcext:value-type="string">
            <text:p>J379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35];[$samples.A$2:.A$854];1;0)" office:value-type="string" office:string-value="J381" calcext:value-type="string">
            <text:p>J381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36];[$samples.A$2:.A$854];1;0)" office:value-type="string" office:string-value="J381" calcext:value-type="string">
            <text:p>J381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37];[$samples.A$2:.A$854];1;0)" office:value-type="string" office:string-value="J381" calcext:value-type="string">
            <text:p>J381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38];[$samples.A$2:.A$854];1;0)" office:value-type="string" office:string-value="J382a" calcext:value-type="string">
            <text:p>J382a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39];[$samples.A$2:.A$854];1;0)" office:value-type="string" office:string-value="J382b" calcext:value-type="string">
            <text:p>J382b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0];[$samples.A$2:.A$854];1;0)" office:value-type="string" office:string-value="J382c" calcext:value-type="string">
            <text:p>J382c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1];[$samples.A$2:.A$854];1;0)" office:value-type="string" office:string-value="J382d" calcext:value-type="string">
            <text:p>J382d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2];[$samples.A$2:.A$854];1;0)" office:value-type="string" office:string-value="J382e" calcext:value-type="string">
            <text:p>J382e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3];[$samples.A$2:.A$854];1;0)" office:value-type="string" office:string-value="J382f" calcext:value-type="string">
            <text:p>J382f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44];[$samples.A$2:.A$854];1;0)" office:value-type="string" office:string-value="J382g" calcext:value-type="string">
            <text:p>J382g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45];[$samples.A$2:.A$854];1;0)" office:value-type="string" office:string-value="J382h" calcext:value-type="string">
            <text:p>J382h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46];[$samples.A$2:.A$854];1;0)" office:value-type="string" office:string-value="J382i" calcext:value-type="string">
            <text:p>J382i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47];[$samples.A$2:.A$854];1;0)" office:value-type="string" office:string-value="J383" calcext:value-type="string">
            <text:p>J383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48];[$samples.A$2:.A$854];1;0)" office:value-type="string" office:string-value="J383" calcext:value-type="string">
            <text:p>J383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49];[$samples.A$2:.A$854];1;0)" office:value-type="string" office:string-value="J383" calcext:value-type="string">
            <text:p>J383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50];[$samples.A$2:.A$854];1;0)" office:value-type="string" office:string-value="J385" calcext:value-type="string">
            <text:p>J385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51];[$samples.A$2:.A$854];1;0)" office:value-type="string" office:string-value="J385" calcext:value-type="string">
            <text:p>J385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52];[$samples.A$2:.A$854];1;0)" office:value-type="string" office:string-value="J385" calcext:value-type="string">
            <text:p>J385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53];[$samples.A$2:.A$854];1;0)" office:value-type="string" office:string-value="J385" calcext:value-type="string">
            <text:p>J385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54];[$samples.A$2:.A$854];1;0)" office:value-type="string" office:string-value="J385" calcext:value-type="string">
            <text:p>J385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55];[$samples.A$2:.A$854];1;0)" office:value-type="string" office:string-value="J385a" calcext:value-type="string">
            <text:p>J385a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56];[$samples.A$2:.A$854];1;0)" office:value-type="string" office:string-value="J385b" calcext:value-type="string">
            <text:p>J385b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57];[$samples.A$2:.A$854];1;0)" office:value-type="string" office:string-value="J385c" calcext:value-type="string">
            <text:p>J385c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58];[$samples.A$2:.A$854];1;0)" office:value-type="string" office:string-value="J385d" calcext:value-type="string">
            <text:p>J385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59];[$samples.A$2:.A$854];1;0)" office:value-type="string" office:string-value="J385e" calcext:value-type="string">
            <text:p>J385e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60];[$samples.A$2:.A$854];1;0)" office:value-type="string" office:string-value="J385f" calcext:value-type="string">
            <text:p>J385f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61];[$samples.A$2:.A$854];1;0)" office:value-type="string" office:string-value="J385g" calcext:value-type="string">
            <text:p>J385g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62];[$samples.A$2:.A$854];1;0)" office:value-type="string" office:string-value="J385h" calcext:value-type="string">
            <text:p>J385h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63];[$samples.A$2:.A$854];1;0)" office:value-type="string" office:string-value="J385i" calcext:value-type="string">
            <text:p>J385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64];[$samples.A$2:.A$854];1;0)" office:value-type="string" office:string-value="J386" calcext:value-type="string">
            <text:p>J386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65];[$samples.A$2:.A$854];1;0)" office:value-type="string" office:string-value="J386a" calcext:value-type="string">
            <text:p>J386a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66];[$samples.A$2:.A$854];1;0)" office:value-type="string" office:string-value="J386b" calcext:value-type="string">
            <text:p>J386b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67];[$samples.A$2:.A$854];1;0)" office:value-type="string" office:string-value="J386c" calcext:value-type="string">
            <text:p>J386c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68];[$samples.A$2:.A$854];1;0)" office:value-type="string" office:string-value="J386d" calcext:value-type="string">
            <text:p>J38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69];[$samples.A$2:.A$854];1;0)" office:value-type="string" office:string-value="J386e" calcext:value-type="string">
            <text:p>J386e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70];[$samples.A$2:.A$854];1;0)" office:value-type="string" office:string-value="J386f" calcext:value-type="string">
            <text:p>J386f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71];[$samples.A$2:.A$854];1;0)" office:value-type="string" office:string-value="J386g" calcext:value-type="string">
            <text:p>J386g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72];[$samples.A$2:.A$854];1;0)" office:value-type="string" office:string-value="J386h" calcext:value-type="string">
            <text:p>J386h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73];[$samples.A$2:.A$854];1;0)" office:value-type="string" office:string-value="J386i" calcext:value-type="string">
            <text:p>J386i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74];[$samples.A$2:.A$854];1;0)" office:value-type="string" office:string-value="J387" calcext:value-type="string">
            <text:p>J387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75];[$samples.A$2:.A$854];1;0)" office:value-type="string" office:string-value="J387" calcext:value-type="string">
            <text:p>J387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76];[$samples.A$2:.A$854];1;0)" office:value-type="string" office:string-value="J387" calcext:value-type="string">
            <text:p>J387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77];[$samples.A$2:.A$854];1;0)" office:value-type="string" office:string-value="J387a" calcext:value-type="string">
            <text:p>J387a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78];[$samples.A$2:.A$854];1;0)" office:value-type="string" office:string-value="J387b" calcext:value-type="string">
            <text:p>J387b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79];[$samples.A$2:.A$854];1;0)" office:value-type="string" office:string-value="J387c" calcext:value-type="string">
            <text:p>J387c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80];[$samples.A$2:.A$854];1;0)" office:value-type="string" office:string-value="J387d" calcext:value-type="string">
            <text:p>J387d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81];[$samples.A$2:.A$854];1;0)" office:value-type="string" office:string-value="J387e" calcext:value-type="string">
            <text:p>J387e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82];[$samples.A$2:.A$854];1;0)" office:value-type="string" office:string-value="J387f" calcext:value-type="string">
            <text:p>J387f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83];[$samples.A$2:.A$854];1;0)" office:value-type="string" office:string-value="J387g" calcext:value-type="string">
            <text:p>J387g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384];[$samples.A$2:.A$854];1;0)" office:value-type="string" office:string-value="J387h" calcext:value-type="string">
            <text:p>J387h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385];[$samples.A$2:.A$854];1;0)" office:value-type="string" office:string-value="J387i" calcext:value-type="string">
            <text:p>J387i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386];[$samples.A$2:.A$854];1;0)" office:value-type="string" office:string-value="J388" calcext:value-type="string">
            <text:p>J388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387];[$samples.A$2:.A$854];1;0)" office:value-type="string" office:string-value="J388a" calcext:value-type="string">
            <text:p>J388a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388];[$samples.A$2:.A$854];1;0)" office:value-type="string" office:string-value="J388b" calcext:value-type="string">
            <text:p>J388b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389];[$samples.A$2:.A$854];1;0)" office:value-type="string" office:string-value="J388c" calcext:value-type="string">
            <text:p>J388c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390];[$samples.A$2:.A$854];1;0)" office:value-type="string" office:string-value="J388d" calcext:value-type="string">
            <text:p>J388d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391];[$samples.A$2:.A$854];1;0)" office:value-type="string" office:string-value="J388e" calcext:value-type="string">
            <text:p>J388e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392];[$samples.A$2:.A$854];1;0)" office:value-type="string" office:string-value="J388f" calcext:value-type="string">
            <text:p>J388f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393];[$samples.A$2:.A$854];1;0)" office:value-type="string" office:string-value="J388g" calcext:value-type="string">
            <text:p>J388g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394];[$samples.A$2:.A$854];1;0)" office:value-type="string" office:string-value="J388h" calcext:value-type="string">
            <text:p>J388h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395];[$samples.A$2:.A$854];1;0)" office:value-type="string" office:string-value="J388i" calcext:value-type="string">
            <text:p>J388i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396];[$samples.A$2:.A$854];1;0)" office:value-type="string" office:string-value="J389" calcext:value-type="string">
            <text:p>J389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397];[$samples.A$2:.A$854];1;0)" office:value-type="string" office:string-value="J389" calcext:value-type="string">
            <text:p>J389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398];[$samples.A$2:.A$854];1;0)" office:value-type="string" office:string-value="J389" calcext:value-type="string">
            <text:p>J389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399];[$samples.A$2:.A$854];1;0)" office:value-type="string" office:string-value="J390" calcext:value-type="string">
            <text:p>J390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400];[$samples.A$2:.A$854];1;0)" office:value-type="string" office:string-value="J390a" calcext:value-type="string">
            <text:p>J390a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401];[$samples.A$2:.A$854];1;0)" office:value-type="string" office:string-value="J390a" calcext:value-type="string">
            <text:p>J390a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402];[$samples.A$2:.A$854];1;0)" office:value-type="string" office:string-value="J390a" calcext:value-type="string">
            <text:p>J390a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403];[$samples.A$2:.A$854];1;0)" office:value-type="string" office:string-value="J390b" calcext:value-type="string">
            <text:p>J390b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404];[$samples.A$2:.A$854];1;0)" office:value-type="string" office:string-value="J392" calcext:value-type="string">
            <text:p>J392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405];[$samples.A$2:.A$854];1;0)" office:value-type="string" office:string-value="J393" calcext:value-type="string">
            <text:p>J393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406];[$samples.A$2:.A$854];1;0)" office:value-type="string" office:string-value="J393" calcext:value-type="string">
            <text:p>J393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407];[$samples.A$2:.A$854];1;0)" office:value-type="string" office:string-value="J393" calcext:value-type="string">
            <text:p>J393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408];[$samples.A$2:.A$854];1;0)" office:value-type="string" office:string-value="J393a" calcext:value-type="string">
            <text:p>J393a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409];[$samples.A$2:.A$854];1;0)" office:value-type="string" office:string-value="J393b" calcext:value-type="string">
            <text:p>J393b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410];[$samples.A$2:.A$854];1;0)" office:value-type="string" office:string-value="J393c" calcext:value-type="string">
            <text:p>J393c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411];[$samples.A$2:.A$854];1;0)" office:value-type="string" office:string-value="J393d" calcext:value-type="string">
            <text:p>J393d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412];[$samples.A$2:.A$854];1;0)" office:value-type="string" office:string-value="J393e" calcext:value-type="string">
            <text:p>J393e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413];[$samples.A$2:.A$854];1;0)" office:value-type="string" office:string-value="J393f" calcext:value-type="string">
            <text:p>J393f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414];[$samples.A$2:.A$854];1;0)" office:value-type="string" office:string-value="J393g" calcext:value-type="string">
            <text:p>J393g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415];[$samples.A$2:.A$854];1;0)" office:value-type="string" office:string-value="J393h" calcext:value-type="string">
            <text:p>J393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416];[$samples.A$2:.A$854];1;0)" office:value-type="string" office:string-value="J393i" calcext:value-type="string">
            <text:p>J393i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417];[$samples.A$2:.A$854];1;0)" office:value-type="string" office:string-value="J394" calcext:value-type="string">
            <text:p>J394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418];[$samples.A$2:.A$854];1;0)" office:value-type="string" office:string-value="J394a" calcext:value-type="string">
            <text:p>J394a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419];[$samples.A$2:.A$854];1;0)" office:value-type="string" office:string-value="J394b" calcext:value-type="string">
            <text:p>J394b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420];[$samples.A$2:.A$854];1;0)" office:value-type="string" office:string-value="J394c" calcext:value-type="string">
            <text:p>J394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421];[$samples.A$2:.A$854];1;0)" office:value-type="string" office:string-value="J394d" calcext:value-type="string">
            <text:p>J394d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422];[$samples.A$2:.A$854];1;0)" office:value-type="string" office:string-value="J394e" calcext:value-type="string">
            <text:p>J394e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423];[$samples.A$2:.A$854];1;0)" office:value-type="string" office:string-value="J394f" calcext:value-type="string">
            <text:p>J394f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424];[$samples.A$2:.A$854];1;0)" office:value-type="string" office:string-value="J394g" calcext:value-type="string">
            <text:p>J394g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425];[$samples.A$2:.A$854];1;0)" office:value-type="string" office:string-value="J395" calcext:value-type="string">
            <text:p>J395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426];[$samples.A$2:.A$854];1;0)" office:value-type="string" office:string-value="J395" calcext:value-type="string">
            <text:p>J395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427];[$samples.A$2:.A$854];1;0)" office:value-type="string" office:string-value="J395" calcext:value-type="string">
            <text:p>J395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428];[$samples.A$2:.A$854];1;0)" office:value-type="string" office:string-value="J397" calcext:value-type="string">
            <text:p>J397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429];[$samples.A$2:.A$854];1;0)" office:value-type="string" office:string-value="J398" calcext:value-type="string">
            <text:p>J398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430];[$samples.A$2:.A$854];1;0)" office:value-type="string" office:string-value="J398" calcext:value-type="string">
            <text:p>J398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431];[$samples.A$2:.A$854];1;0)" office:value-type="string" office:string-value="J398" calcext:value-type="string">
            <text:p>J398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432];[$samples.A$2:.A$854];1;0)" office:value-type="string" office:string-value="J399" calcext:value-type="string">
            <text:p>J399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433];[$samples.A$2:.A$854];1;0)" office:value-type="string" office:string-value="J400" calcext:value-type="string">
            <text:p>J400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434];[$samples.A$2:.A$854];1;0)" office:value-type="string" office:string-value="J401" calcext:value-type="string">
            <text:p>J401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435];[$samples.A$2:.A$854];1;0)" office:value-type="string" office:string-value="J401a" calcext:value-type="string">
            <text:p>J401a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436];[$samples.A$2:.A$854];1;0)" office:value-type="string" office:string-value="J401b" calcext:value-type="string">
            <text:p>J401b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437];[$samples.A$2:.A$854];1;0)" office:value-type="string" office:string-value="J401c" calcext:value-type="string">
            <text:p>J401c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438];[$samples.A$2:.A$854];1;0)" office:value-type="string" office:string-value="J401d" calcext:value-type="string">
            <text:p>J401d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439];[$samples.A$2:.A$854];1;0)" office:value-type="string" office:string-value="J401e" calcext:value-type="string">
            <text:p>J401e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440];[$samples.A$2:.A$854];1;0)" office:value-type="string" office:string-value="J401f" calcext:value-type="string">
            <text:p>J401f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441];[$samples.A$2:.A$854];1;0)" office:value-type="string" office:string-value="J401g" calcext:value-type="string">
            <text:p>J401g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442];[$samples.A$2:.A$854];1;0)" office:value-type="string" office:string-value="J401h" calcext:value-type="string">
            <text:p>J401h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443];[$samples.A$2:.A$854];1;0)" office:value-type="string" office:string-value="J402" calcext:value-type="string">
            <text:p>J402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444];[$samples.A$2:.A$854];1;0)" office:value-type="string" office:string-value="J403" calcext:value-type="string">
            <text:p>J403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445];[$samples.A$2:.A$854];1;0)" office:value-type="string" office:string-value="J404" calcext:value-type="string">
            <text:p>J404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446];[$samples.A$2:.A$854];1;0)" office:value-type="string" office:string-value="J405" calcext:value-type="string">
            <text:p>J405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447];[$samples.A$2:.A$854];1;0)" office:value-type="string" office:string-value="J405a" calcext:value-type="string">
            <text:p>J405a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448];[$samples.A$2:.A$854];1;0)" office:value-type="string" office:string-value="J405b" calcext:value-type="string">
            <text:p>J405b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449];[$samples.A$2:.A$854];1;0)" office:value-type="string" office:string-value="J405c" calcext:value-type="string">
            <text:p>J405c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450];[$samples.A$2:.A$854];1;0)" office:value-type="string" office:string-value="J405d" calcext:value-type="string">
            <text:p>J405d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451];[$samples.A$2:.A$854];1;0)" office:value-type="string" office:string-value="J405e" calcext:value-type="string">
            <text:p>J405e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452];[$samples.A$2:.A$854];1;0)" office:value-type="string" office:string-value="J405f" calcext:value-type="string">
            <text:p>J405f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453];[$samples.A$2:.A$854];1;0)" office:value-type="string" office:string-value="J405g" calcext:value-type="string">
            <text:p>J405g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454];[$samples.A$2:.A$854];1;0)" office:value-type="string" office:string-value="J405h" calcext:value-type="string">
            <text:p>J405h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455];[$samples.A$2:.A$854];1;0)" office:value-type="string" office:string-value="J405i" calcext:value-type="string">
            <text:p>J405i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456];[$samples.A$2:.A$854];1;0)" office:value-type="string" office:string-value="J406" calcext:value-type="string">
            <text:p>J406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457];[$samples.A$2:.A$854];1;0)" office:value-type="string" office:string-value="J406a" calcext:value-type="string">
            <text:p>J406a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458];[$samples.A$2:.A$854];1;0)" office:value-type="string" office:string-value="J406b" calcext:value-type="string">
            <text:p>J406b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459];[$samples.A$2:.A$854];1;0)" office:value-type="string" office:string-value="J406c" calcext:value-type="string">
            <text:p>J406c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460];[$samples.A$2:.A$854];1;0)" office:value-type="string" office:string-value="J406d" calcext:value-type="string">
            <text:p>J406d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461];[$samples.A$2:.A$854];1;0)" office:value-type="string" office:string-value="J406e" calcext:value-type="string">
            <text:p>J406e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462];[$samples.A$2:.A$854];1;0)" office:value-type="string" office:string-value="J406f" calcext:value-type="string">
            <text:p>J406f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463];[$samples.A$2:.A$854];1;0)" office:value-type="string" office:string-value="J406g" calcext:value-type="string">
            <text:p>J406g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464];[$samples.A$2:.A$854];1;0)" office:value-type="string" office:string-value="J406h" calcext:value-type="string">
            <text:p>J406h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465];[$samples.A$2:.A$854];1;0)" office:value-type="string" office:string-value="J406i" calcext:value-type="string">
            <text:p>J406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466];[$samples.A$2:.A$854];1;0)" office:value-type="string" office:string-value="J407" calcext:value-type="string">
            <text:p>J407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467];[$samples.A$2:.A$854];1;0)" office:value-type="string" office:string-value="J408" calcext:value-type="string">
            <text:p>J408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468];[$samples.A$2:.A$854];1;0)" office:value-type="string" office:string-value="J411" calcext:value-type="string">
            <text:p>J411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469];[$samples.A$2:.A$854];1;0)" office:value-type="string" office:string-value="J412" calcext:value-type="string">
            <text:p>J412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470];[$samples.A$2:.A$854];1;0)" office:value-type="string" office:string-value="J413" calcext:value-type="string">
            <text:p>J413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471];[$samples.A$2:.A$854];1;0)" office:value-type="string" office:string-value="J413a" calcext:value-type="string">
            <text:p>J413a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472];[$samples.A$2:.A$854];1;0)" office:value-type="string" office:string-value="J413c" calcext:value-type="string">
            <text:p>J413c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473];[$samples.A$2:.A$854];1;0)" office:value-type="string" office:string-value="J413f" calcext:value-type="string">
            <text:p>J413f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474];[$samples.A$2:.A$854];1;0)" office:value-type="string" office:string-value="J414" calcext:value-type="string">
            <text:p>J414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475];[$samples.A$2:.A$854];1;0)" office:value-type="string" office:string-value="J414a" calcext:value-type="string">
            <text:p>J414a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476];[$samples.A$2:.A$854];1;0)" office:value-type="string" office:string-value="J414b" calcext:value-type="string">
            <text:p>J414b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477];[$samples.A$2:.A$854];1;0)" office:value-type="string" office:string-value="J414c" calcext:value-type="string">
            <text:p>J414c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478];[$samples.A$2:.A$854];1;0)" office:value-type="string" office:string-value="J416" calcext:value-type="string">
            <text:p>J416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479];[$samples.A$2:.A$854];1;0)" office:value-type="string" office:string-value="J416a" calcext:value-type="string">
            <text:p>J416a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480];[$samples.A$2:.A$854];1;0)" office:value-type="string" office:string-value="J416b" calcext:value-type="string">
            <text:p>J416b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481];[$samples.A$2:.A$854];1;0)" office:value-type="string" office:string-value="J416c" calcext:value-type="string">
            <text:p>J416c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482];[$samples.A$2:.A$854];1;0)" office:value-type="string" office:string-value="J416d" calcext:value-type="string">
            <text:p>J416d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483];[$samples.A$2:.A$854];1;0)" office:value-type="string" office:string-value="J416e" calcext:value-type="string">
            <text:p>J416e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484];[$samples.A$2:.A$854];1;0)" office:value-type="string" office:string-value="J416f" calcext:value-type="string">
            <text:p>J416f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485];[$samples.A$2:.A$854];1;0)" office:value-type="string" office:string-value="J416g" calcext:value-type="string">
            <text:p>J416g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486];[$samples.A$2:.A$854];1;0)" office:value-type="string" office:string-value="J416h" calcext:value-type="string">
            <text:p>J416h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487];[$samples.A$2:.A$854];1;0)" office:value-type="string" office:string-value="J416i" calcext:value-type="string">
            <text:p>J416i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488];[$samples.A$2:.A$854];1;0)" office:value-type="string" office:string-value="J417" calcext:value-type="string">
            <text:p>J417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489];[$samples.A$2:.A$854];1;0)" office:value-type="string" office:string-value="J418" calcext:value-type="string">
            <text:p>J418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490];[$samples.A$2:.A$854];1;0)" office:value-type="string" office:string-value="J418a" calcext:value-type="string">
            <text:p>J418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491];[$samples.A$2:.A$854];1;0)" office:value-type="string" office:string-value="J418b" calcext:value-type="string">
            <text:p>J418b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492];[$samples.A$2:.A$854];1;0)" office:value-type="string" office:string-value="J418c" calcext:value-type="string">
            <text:p>J418c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493];[$samples.A$2:.A$854];1;0)" office:value-type="string" office:string-value="J418e" calcext:value-type="string">
            <text:p>J418e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494];[$samples.A$2:.A$854];1;0)" office:value-type="string" office:string-value="J418g" calcext:value-type="string">
            <text:p>J418g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495];[$samples.A$2:.A$854];1;0)" office:value-type="string" office:string-value="J418h" calcext:value-type="string">
            <text:p>J418h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496];[$samples.A$2:.A$854];1;0)" office:value-type="string" office:string-value="J418i" calcext:value-type="string">
            <text:p>J418i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497];[$samples.A$2:.A$854];1;0)" office:value-type="string" office:string-value="J419" calcext:value-type="string">
            <text:p>J419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498];[$samples.A$2:.A$854];1;0)" office:value-type="string" office:string-value="J419a" calcext:value-type="string">
            <text:p>J419a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499];[$samples.A$2:.A$854];1;0)" office:value-type="string" office:string-value="J419b" calcext:value-type="string">
            <text:p>J419b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500];[$samples.A$2:.A$854];1;0)" office:value-type="string" office:string-value="J419c" calcext:value-type="string">
            <text:p>J419c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501];[$samples.A$2:.A$854];1;0)" office:value-type="string" office:string-value="J419d" calcext:value-type="string">
            <text:p>J419d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502];[$samples.A$2:.A$854];1;0)" office:value-type="string" office:string-value="J419e" calcext:value-type="string">
            <text:p>J419e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503];[$samples.A$2:.A$854];1;0)" office:value-type="string" office:string-value="J419f" calcext:value-type="string">
            <text:p>J419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504];[$samples.A$2:.A$854];1;0)" office:value-type="string" office:string-value="J419g" calcext:value-type="string">
            <text:p>J419g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505];[$samples.A$2:.A$854];1;0)" office:value-type="string" office:string-value="J419h" calcext:value-type="string">
            <text:p>J419h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506];[$samples.A$2:.A$854];1;0)" office:value-type="string" office:string-value="J419i" calcext:value-type="string">
            <text:p>J419i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507];[$samples.A$2:.A$854];1;0)" office:value-type="string" office:string-value="J420" calcext:value-type="string">
            <text:p>J420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508];[$samples.A$2:.A$854];1;0)" office:value-type="string" office:string-value="J421" calcext:value-type="string">
            <text:p>J421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509];[$samples.A$2:.A$854];1;0)" office:value-type="string" office:string-value="J421b" calcext:value-type="string">
            <text:p>J421b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510];[$samples.A$2:.A$854];1;0)" office:value-type="string" office:string-value="J422" calcext:value-type="string">
            <text:p>J42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511];[$samples.A$2:.A$854];1;0)" office:value-type="string" office:string-value="J422a" calcext:value-type="string">
            <text:p>J422a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512];[$samples.A$2:.A$854];1;0)" office:value-type="string" office:string-value="J422c" calcext:value-type="string">
            <text:p>J422c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513];[$samples.A$2:.A$854];1;0)" office:value-type="string" office:string-value="J422e" calcext:value-type="string">
            <text:p>J422e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514];[$samples.A$2:.A$854];1;0)" office:value-type="string" office:string-value="J422e" calcext:value-type="string">
            <text:p>J422e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515];[$samples.A$2:.A$854];1;0)" office:value-type="string" office:string-value="J422e" calcext:value-type="string">
            <text:p>J422e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516];[$samples.A$2:.A$854];1;0)" office:value-type="string" office:string-value="J422f" calcext:value-type="string">
            <text:p>J422f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517];[$samples.A$2:.A$854];1;0)" office:value-type="string" office:string-value="J422g" calcext:value-type="string">
            <text:p>J422g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518];[$samples.A$2:.A$854];1;0)" office:value-type="string" office:string-value="J423" calcext:value-type="string">
            <text:p>J423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519];[$samples.A$2:.A$854];1;0)" office:value-type="string" office:string-value="J424" calcext:value-type="string">
            <text:p>J424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520];[$samples.A$2:.A$854];1;0)" office:value-type="string" office:string-value="J424a" calcext:value-type="string">
            <text:p>J424a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521];[$samples.A$2:.A$854];1;0)" office:value-type="string" office:string-value="J424b" calcext:value-type="string">
            <text:p>J424b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522];[$samples.A$2:.A$854];1;0)" office:value-type="string" office:string-value="J424c" calcext:value-type="string">
            <text:p>J424c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523];[$samples.A$2:.A$854];1;0)" office:value-type="string" office:string-value="J424d" calcext:value-type="string">
            <text:p>J424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524];[$samples.A$2:.A$854];1;0)" office:value-type="string" office:string-value="J424e" calcext:value-type="string">
            <text:p>J424e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525];[$samples.A$2:.A$854];1;0)" office:value-type="string" office:string-value="J424f" calcext:value-type="string">
            <text:p>J424f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526];[$samples.A$2:.A$854];1;0)" office:value-type="string" office:string-value="J424g" calcext:value-type="string">
            <text:p>J424g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527];[$samples.A$2:.A$854];1;0)" office:value-type="string" office:string-value="J425" calcext:value-type="string">
            <text:p>J425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528];[$samples.A$2:.A$854];1;0)" office:value-type="string" office:string-value="J425a" calcext:value-type="string">
            <text:p>J425a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529];[$samples.A$2:.A$854];1;0)" office:value-type="string" office:string-value="J425b" calcext:value-type="string">
            <text:p>J425b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530];[$samples.A$2:.A$854];1;0)" office:value-type="string" office:string-value="J425c" calcext:value-type="string">
            <text:p>J425c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531];[$samples.A$2:.A$854];1;0)" office:value-type="string" office:string-value="J425d" calcext:value-type="string">
            <text:p>J425d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532];[$samples.A$2:.A$854];1;0)" office:value-type="string" office:string-value="J425e" calcext:value-type="string">
            <text:p>J425e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533];[$samples.A$2:.A$854];1;0)" office:value-type="string" office:string-value="J425f" calcext:value-type="string">
            <text:p>J425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534];[$samples.A$2:.A$854];1;0)" office:value-type="string" office:string-value="J425g" calcext:value-type="string">
            <text:p>J425g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535];[$samples.A$2:.A$854];1;0)" office:value-type="string" office:string-value="J425h" calcext:value-type="string">
            <text:p>J425h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536];[$samples.A$2:.A$854];1;0)" office:value-type="string" office:string-value="J425i" calcext:value-type="string">
            <text:p>J425i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537];[$samples.A$2:.A$854];1;0)" office:value-type="string" office:string-value="J426" calcext:value-type="string">
            <text:p>J426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538];[$samples.A$2:.A$854];1;0)" office:value-type="string" office:string-value="J426a" calcext:value-type="string">
            <text:p>J426a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539];[$samples.A$2:.A$854];1;0)" office:value-type="string" office:string-value="J426b" calcext:value-type="string">
            <text:p>J426b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540];[$samples.A$2:.A$854];1;0)" office:value-type="string" office:string-value="J426c" calcext:value-type="string">
            <text:p>J426c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541];[$samples.A$2:.A$854];1;0)" office:value-type="string" office:string-value="J426d" calcext:value-type="string">
            <text:p>J426d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542];[$samples.A$2:.A$854];1;0)" office:value-type="string" office:string-value="J426f" calcext:value-type="string">
            <text:p>J426f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543];[$samples.A$2:.A$854];1;0)" office:value-type="string" office:string-value="J426g" calcext:value-type="string">
            <text:p>J426g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544];[$samples.A$2:.A$854];1;0)" office:value-type="string" office:string-value="J426h" calcext:value-type="string">
            <text:p>J426h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545];[$samples.A$2:.A$854];1;0)" office:value-type="string" office:string-value="J426i" calcext:value-type="string">
            <text:p>J426i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546];[$samples.A$2:.A$854];1;0)" office:value-type="string" office:string-value="J427" calcext:value-type="string">
            <text:p>J42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547];[$samples.A$2:.A$854];1;0)" office:value-type="string" office:string-value="J427a" calcext:value-type="string">
            <text:p>J427a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548];[$samples.A$2:.A$854];1;0)" office:value-type="string" office:string-value="J428" calcext:value-type="string">
            <text:p>J428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549];[$samples.A$2:.A$854];1;0)" office:value-type="string" office:string-value="J428a" calcext:value-type="string">
            <text:p>J428a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550];[$samples.A$2:.A$854];1;0)" office:value-type="string" office:string-value="J428b" calcext:value-type="string">
            <text:p>J428b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551];[$samples.A$2:.A$854];1;0)" office:value-type="string" office:string-value="J428c" calcext:value-type="string">
            <text:p>J428c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552];[$samples.A$2:.A$854];1;0)" office:value-type="string" office:string-value="J428d" calcext:value-type="string">
            <text:p>J428d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553];[$samples.A$2:.A$854];1;0)" office:value-type="string" office:string-value="J428e" calcext:value-type="string">
            <text:p>J428e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554];[$samples.A$2:.A$854];1;0)" office:value-type="string" office:string-value="J428f" calcext:value-type="string">
            <text:p>J428f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555];[$samples.A$2:.A$854];1;0)" office:value-type="string" office:string-value="J428g" calcext:value-type="string">
            <text:p>J428g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556];[$samples.A$2:.A$854];1;0)" office:value-type="string" office:string-value="J428h" calcext:value-type="string">
            <text:p>J428h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557];[$samples.A$2:.A$854];1;0)" office:value-type="string" office:string-value="J428i" calcext:value-type="string">
            <text:p>J428i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558];[$samples.A$2:.A$854];1;0)" office:value-type="string" office:string-value="J429" calcext:value-type="string">
            <text:p>J429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559];[$samples.A$2:.A$854];1;0)" office:value-type="string" office:string-value="J429a" calcext:value-type="string">
            <text:p>J429a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560];[$samples.A$2:.A$854];1;0)" office:value-type="string" office:string-value="J429b" calcext:value-type="string">
            <text:p>J429b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561];[$samples.A$2:.A$854];1;0)" office:value-type="string" office:string-value="J429c" calcext:value-type="string">
            <text:p>J429c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562];[$samples.A$2:.A$854];1;0)" office:value-type="string" office:string-value="J429d" calcext:value-type="string">
            <text:p>J429d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563];[$samples.A$2:.A$854];1;0)" office:value-type="string" office:string-value="J429e" calcext:value-type="string">
            <text:p>J429e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564];[$samples.A$2:.A$854];1;0)" office:value-type="string" office:string-value="J429f" calcext:value-type="string">
            <text:p>J429f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565];[$samples.A$2:.A$854];1;0)" office:value-type="string" office:string-value="J429g" calcext:value-type="string">
            <text:p>J429g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566];[$samples.A$2:.A$854];1;0)" office:value-type="string" office:string-value="J429h" calcext:value-type="string">
            <text:p>J429h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567];[$samples.A$2:.A$854];1;0)" office:value-type="string" office:string-value="J429i" calcext:value-type="string">
            <text:p>J429i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568];[$samples.A$2:.A$854];1;0)" office:value-type="string" office:string-value="J430" calcext:value-type="string">
            <text:p>J430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569];[$samples.A$2:.A$854];1;0)" office:value-type="string" office:string-value="J430a" calcext:value-type="string">
            <text:p>J430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570];[$samples.A$2:.A$854];1;0)" office:value-type="string" office:string-value="J430a" calcext:value-type="string">
            <text:p>J430a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571];[$samples.A$2:.A$854];1;0)" office:value-type="string" office:string-value="J430a" calcext:value-type="string">
            <text:p>J430a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572];[$samples.A$2:.A$854];1;0)" office:value-type="string" office:string-value="J430b" calcext:value-type="string">
            <text:p>J430b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573];[$samples.A$2:.A$854];1;0)" office:value-type="string" office:string-value="J430c" calcext:value-type="string">
            <text:p>J430c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574];[$samples.A$2:.A$854];1;0)" office:value-type="string" office:string-value="J430d" calcext:value-type="string">
            <text:p>J430d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575];[$samples.A$2:.A$854];1;0)" office:value-type="string" office:string-value="J430e" calcext:value-type="string">
            <text:p>J430e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576];[$samples.A$2:.A$854];1;0)" office:value-type="string" office:string-value="J430f" calcext:value-type="string">
            <text:p>J430f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577];[$samples.A$2:.A$854];1;0)" office:value-type="string" office:string-value="J430g" calcext:value-type="string">
            <text:p>J430g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578];[$samples.A$2:.A$854];1;0)" office:value-type="string" office:string-value="J430h" calcext:value-type="string">
            <text:p>J430h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579];[$samples.A$2:.A$854];1;0)" office:value-type="string" office:string-value="J430i" calcext:value-type="string">
            <text:p>J430i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580];[$samples.A$2:.A$854];1;0)" office:value-type="string" office:string-value="J431" calcext:value-type="string">
            <text:p>J431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581];[$samples.A$2:.A$854];1;0)" office:value-type="string" office:string-value="J432" calcext:value-type="string">
            <text:p>J432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582];[$samples.A$2:.A$854];1;0)" office:value-type="string" office:string-value="J433" calcext:value-type="string">
            <text:p>J433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583];[$samples.A$2:.A$854];1;0)" office:value-type="string" office:string-value="J433a" calcext:value-type="string">
            <text:p>J433a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584];[$samples.A$2:.A$854];1;0)" office:value-type="string" office:string-value="J433b" calcext:value-type="string">
            <text:p>J433b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585];[$samples.A$2:.A$854];1;0)" office:value-type="string" office:string-value="J433c" calcext:value-type="string">
            <text:p>J433c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586];[$samples.A$2:.A$854];1;0)" office:value-type="string" office:string-value="J433d" calcext:value-type="string">
            <text:p>J433d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587];[$samples.A$2:.A$854];1;0)" office:value-type="string" office:string-value="J433e" calcext:value-type="string">
            <text:p>J433e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588];[$samples.A$2:.A$854];1;0)" office:value-type="string" office:string-value="J433f" calcext:value-type="string">
            <text:p>J433f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589];[$samples.A$2:.A$854];1;0)" office:value-type="string" office:string-value="J433g" calcext:value-type="string">
            <text:p>J433g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590];[$samples.A$2:.A$854];1;0)" office:value-type="string" office:string-value="J433h" calcext:value-type="string">
            <text:p>J433h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591];[$samples.A$2:.A$854];1;0)" office:value-type="string" office:string-value="J434" calcext:value-type="string">
            <text:p>J434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592];[$samples.A$2:.A$854];1;0)" office:value-type="string" office:string-value="J434a" calcext:value-type="string">
            <text:p>J434a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593];[$samples.A$2:.A$854];1;0)" office:value-type="string" office:string-value="J434b" calcext:value-type="string">
            <text:p>J434b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594];[$samples.A$2:.A$854];1;0)" office:value-type="string" office:string-value="J435" calcext:value-type="string">
            <text:p>J435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595];[$samples.A$2:.A$854];1;0)" office:value-type="string" office:string-value="J435a" calcext:value-type="string">
            <text:p>J435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596];[$samples.A$2:.A$854];1;0)" office:value-type="string" office:string-value="J435b" calcext:value-type="string">
            <text:p>J435b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597];[$samples.A$2:.A$854];1;0)" office:value-type="string" office:string-value="J435c" calcext:value-type="string">
            <text:p>J435c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598];[$samples.A$2:.A$854];1;0)" office:value-type="string" office:string-value="J435d" calcext:value-type="string">
            <text:p>J435d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599];[$samples.A$2:.A$854];1;0)" office:value-type="string" office:string-value="J435e" calcext:value-type="string">
            <text:p>J435e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600];[$samples.A$2:.A$854];1;0)" office:value-type="string" office:string-value="J435f" calcext:value-type="string">
            <text:p>J435f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601];[$samples.A$2:.A$854];1;0)" office:value-type="string" office:string-value="J435g" calcext:value-type="string">
            <text:p>J435g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602];[$samples.A$2:.A$854];1;0)" office:value-type="string" office:string-value="J435h" calcext:value-type="string">
            <text:p>J435h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603];[$samples.A$2:.A$854];1;0)" office:value-type="string" office:string-value="J435i" calcext:value-type="string">
            <text:p>J435i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formula="of:=VLOOKUP([.B604];[$samples.A$2:.A$854];1;0)" office:value-type="string" office:string-value="J436" calcext:value-type="string">
            <text:p>J436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formula="of:=VLOOKUP([.B605];[$samples.A$2:.A$854];1;0)" office:value-type="string" office:string-value="J436a" calcext:value-type="string">
            <text:p>J436a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formula="of:=VLOOKUP([.B606];[$samples.A$2:.A$854];1;0)" office:value-type="string" office:string-value="J436b" calcext:value-type="string">
            <text:p>J436b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formula="of:=VLOOKUP([.B607];[$samples.A$2:.A$854];1;0)" office:value-type="string" office:string-value="J436c" calcext:value-type="string">
            <text:p>J436c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formula="of:=VLOOKUP([.B608];[$samples.A$2:.A$854];1;0)" office:value-type="string" office:string-value="J436c" calcext:value-type="string">
            <text:p>J436c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formula="of:=VLOOKUP([.B609];[$samples.A$2:.A$854];1;0)" office:value-type="string" office:string-value="J436c" calcext:value-type="string">
            <text:p>J436c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formula="of:=VLOOKUP([.B610];[$samples.A$2:.A$854];1;0)" office:value-type="string" office:string-value="J436d" calcext:value-type="string">
            <text:p>J436d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formula="of:=VLOOKUP([.B611];[$samples.A$2:.A$854];1;0)" office:value-type="string" office:string-value="J436e" calcext:value-type="string">
            <text:p>J436e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formula="of:=VLOOKUP([.B612];[$samples.A$2:.A$854];1;0)" office:value-type="string" office:string-value="J436f" calcext:value-type="string">
            <text:p>J436f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formula="of:=VLOOKUP([.B613];[$samples.A$2:.A$854];1;0)" office:value-type="string" office:string-value="J436g" calcext:value-type="string">
            <text:p>J436g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formula="of:=VLOOKUP([.B614];[$samples.A$2:.A$854];1;0)" office:value-type="string" office:string-value="J436h" calcext:value-type="string">
            <text:p>J436h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formula="of:=VLOOKUP([.B615];[$samples.A$2:.A$854];1;0)" office:value-type="string" office:string-value="J436i" calcext:value-type="string">
            <text:p>J436i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formula="of:=VLOOKUP([.B616];[$samples.A$2:.A$854];1;0)" office:value-type="string" office:string-value="J437" calcext:value-type="string">
            <text:p>J43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formula="of:=VLOOKUP([.B617];[$samples.A$2:.A$854];1;0)" office:value-type="string" office:string-value="J438" calcext:value-type="string">
            <text:p>J438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1c</text:p>
          </table:table-cell>
          <table:table-cell table:formula="of:=VLOOKUP([.B618];[$samples.A$2:.A$854];1;0)" office:value-type="string" office:string-value="M1c" calcext:value-type="string">
            <text:p>M1c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formula="of:=VLOOKUP([.B619];[$samples.A$2:.A$854];1;0)" office:value-type="string" office:string-value="NAL05" calcext:value-type="string">
            <text:p>NAL05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formula="of:=VLOOKUP([.B620];[$samples.A$2:.A$854];1;0)" office:value-type="string" office:string-value="NAL05" calcext:value-type="string">
            <text:p>NAL05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formula="of:=VLOOKUP([.B621];[$samples.A$2:.A$854];1;0)" office:value-type="string" office:string-value="NAL05" calcext:value-type="string">
            <text:p>NAL05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formula="of:=VLOOKUP([.B622];[$samples.A$2:.A$854];1;0)" office:value-type="string" office:string-value="NBJ30" calcext:value-type="string">
            <text:p>NBJ30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formula="of:=VLOOKUP([.B623];[$samples.A$2:.A$854];1;0)" office:value-type="string" office:string-value="NBJ30" calcext:value-type="string">
            <text:p>NBJ30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formula="of:=VLOOKUP([.B624];[$samples.A$2:.A$854];1;0)" office:value-type="string" office:string-value="NBJ30" calcext:value-type="string">
            <text:p>NBJ30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formula="of:=VLOOKUP([.B625];[$samples.A$2:.A$854];1;0)" office:value-type="string" office:string-value="NCD30" calcext:value-type="string">
            <text:p>NCD30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formula="of:=VLOOKUP([.B626];[$samples.A$2:.A$854];1;0)" office:value-type="string" office:string-value="NCD30" calcext:value-type="string">
            <text:p>NCD30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formula="of:=VLOOKUP([.B627];[$samples.A$2:.A$854];1;0)" office:value-type="string" office:string-value="NCD30" calcext:value-type="string">
            <text:p>NCD30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formula="of:=VLOOKUP([.B628];[$samples.A$2:.A$854];1;0)" office:value-type="string" office:string-value="NCR13" calcext:value-type="string">
            <text:p>NCR13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formula="of:=VLOOKUP([.B629];[$samples.A$2:.A$854];1;0)" office:value-type="string" office:string-value="NCR13" calcext:value-type="string">
            <text:p>NCR13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formula="of:=VLOOKUP([.B630];[$samples.A$2:.A$854];1;0)" office:value-type="string" office:string-value="NCR13" calcext:value-type="string">
            <text:p>NCR13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formula="of:=VLOOKUP([.B631];[$samples.A$2:.A$854];1;0)" office:value-type="string" office:string-value="NDU10" calcext:value-type="string">
            <text:p>NDU1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formula="of:=VLOOKUP([.B632];[$samples.A$2:.A$854];1;0)" office:value-type="string" office:string-value="NDU10" calcext:value-type="string">
            <text:p>NDU10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formula="of:=VLOOKUP([.B633];[$samples.A$2:.A$854];1;0)" office:value-type="string" office:string-value="NDU10" calcext:value-type="string">
            <text:p>NDU10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formula="of:=VLOOKUP([.B634];[$samples.A$2:.A$854];1;0)" office:value-type="string" office:string-value="NE10467" calcext:value-type="string">
            <text:p>NE10467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formula="of:=VLOOKUP([.B635];[$samples.A$2:.A$854];1;0)" office:value-type="string" office:string-value="NE25923" calcext:value-type="string">
            <text:p>NE25923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formula="of:=VLOOKUP([.B636];[$samples.A$2:.A$854];1;0)" office:value-type="string" office:string-value="NE25953" calcext:value-type="string">
            <text:p>NE25953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formula="of:=VLOOKUP([.B637];[$samples.A$2:.A$854];1;0)" office:value-type="string" office:string-value="NE35955" calcext:value-type="string">
            <text:p>NE35955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formula="of:=VLOOKUP([.B638];[$samples.A$2:.A$854];1;0)" office:value-type="string" office:string-value="NE35959" calcext:value-type="string">
            <text:p>NE35959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formula="of:=VLOOKUP([.B639];[$samples.A$2:.A$854];1;0)" office:value-type="string" office:string-value="NE36811" calcext:value-type="string">
            <text:p>NE36811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formula="of:=VLOOKUP([.B640];[$samples.A$2:.A$854];1;0)" office:value-type="string" office:string-value="NE37169" calcext:value-type="string">
            <text:p>NE37169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formula="of:=VLOOKUP([.B641];[$samples.A$2:.A$854];1;0)" office:value-type="string" office:string-value="NE37647" calcext:value-type="string">
            <text:p>NE37647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formula="of:=VLOOKUP([.B642];[$samples.A$2:.A$854];1;0)" office:value-type="string" office:string-value="NE4583" calcext:value-type="string">
            <text:p>NE4583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formula="of:=VLOOKUP([.B643];[$samples.A$2:.A$854];1;0)" office:value-type="string" office:string-value="NE67754" calcext:value-type="string">
            <text:p>NE67754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formula="of:=VLOOKUP([.B644];[$samples.A$2:.A$854];1;0)" office:value-type="string" office:string-value="NE90535" calcext:value-type="string">
            <text:p>NE9053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formula="of:=VLOOKUP([.B645];[$samples.A$2:.A$854];1;0)" office:value-type="string" office:string-value="RA1006" calcext:value-type="string">
            <text:p>RA1006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formula="of:=VLOOKUP([.B646];[$samples.A$2:.A$854];1;0)" office:value-type="string" office:string-value="RA1006" calcext:value-type="string">
            <text:p>RA1006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formula="of:=VLOOKUP([.B647];[$samples.A$2:.A$854];1;0)" office:value-type="string" office:string-value="RA1006" calcext:value-type="string">
            <text:p>RA1006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formula="of:=VLOOKUP([.B648];[$samples.A$2:.A$854];1;0)" office:value-type="string" office:string-value="RA1007" calcext:value-type="string">
            <text:p>RA1007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formula="of:=VLOOKUP([.B649];[$samples.A$2:.A$854];1;0)" office:value-type="string" office:string-value="TLC715" calcext:value-type="string">
            <text:p>TLC715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formula="of:=VLOOKUP([.B650];[$samples.A$2:.A$854];1;0)" office:value-type="string" office:string-value="TLC715" calcext:value-type="string">
            <text:p>TLC715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formula="of:=VLOOKUP([.B651];[$samples.A$2:.A$854];1;0)" office:value-type="string" office:string-value="TLC715" calcext:value-type="string">
            <text:p>TLC715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formula="of:=VLOOKUP([.B652];[$samples.A$2:.A$854];1;0)" office:value-type="string" office:string-value="TLC720" calcext:value-type="string">
            <text:p>TLC72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formula="of:=VLOOKUP([.B653];[$samples.A$2:.A$854];1;0)" office:value-type="string" office:string-value="TLC720" calcext:value-type="string">
            <text:p>TLC72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formula="of:=VLOOKUP([.B654];[$samples.A$2:.A$854];1;0)" office:value-type="string" office:string-value="TLC720" calcext:value-type="string">
            <text:p>TLC720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formula="of:=VLOOKUP([.B655];[$samples.A$2:.A$854];1;0)" office:value-type="string" office:string-value="TLC725" calcext:value-type="string">
            <text:p>TLC725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formula="of:=VLOOKUP([.B656];[$samples.A$2:.A$854];1;0)" office:value-type="string" office:string-value="TLC725" calcext:value-type="string">
            <text:p>TLC725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formula="of:=VLOOKUP([.B657];[$samples.A$2:.A$854];1;0)" office:value-type="string" office:string-value="TLC725" calcext:value-type="string">
            <text:p>TLC725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formula="of:=VLOOKUP([.B658];[$samples.A$2:.A$854];1;0)" office:value-type="string" office:string-value="TLC726" calcext:value-type="string">
            <text:p>TLC726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formula="of:=VLOOKUP([.B659];[$samples.A$2:.A$854];1;0)" office:value-type="string" office:string-value="TLC726" calcext:value-type="string">
            <text:p>TLC726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formula="of:=VLOOKUP([.B660];[$samples.A$2:.A$854];1;0)" office:value-type="string" office:string-value="TLC726" calcext:value-type="string">
            <text:p>TLC726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formula="of:=VLOOKUP([.B661];[$samples.A$2:.A$854];1;0)" office:value-type="string" office:string-value="TLC775" calcext:value-type="string">
            <text:p>TLC775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formula="of:=VLOOKUP([.B662];[$samples.A$2:.A$854];1;0)" office:value-type="string" office:string-value="TLC775" calcext:value-type="string">
            <text:p>TLC775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formula="of:=VLOOKUP([.B663];[$samples.A$2:.A$854];1;0)" office:value-type="string" office:string-value="TLC775" calcext:value-type="string">
            <text:p>TLC775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formula="of:=VLOOKUP([.B664];[$samples.A$2:.A$854];1;0)" office:value-type="string" office:string-value="VMA18" calcext:value-type="string">
            <text:p>VMA18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formula="of:=VLOOKUP([.B665];[$samples.A$2:.A$854];1;0)" office:value-type="string" office:string-value="VMA18" calcext:value-type="string">
            <text:p>VMA18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formula="of:=VLOOKUP([.B666];[$samples.A$2:.A$854];1;0)" office:value-type="string" office:string-value="VMA18" calcext:value-type="string">
            <text:p>VMA1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formula="of:=VLOOKUP([.B667];[$samples.A$2:.A$854];1;0)" office:value-type="string" office:string-value="VWG14" calcext:value-type="string">
            <text:p>VWG14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formula="of:=VLOOKUP([.B668];[$samples.A$2:.A$854];1;0)" office:value-type="string" office:string-value="VWG14" calcext:value-type="string">
            <text:p>VWG14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formula="of:=VLOOKUP([.B669];[$samples.A$2:.A$854];1;0)" office:value-type="string" office:string-value="VWG14" calcext:value-type="string">
            <text:p>VWG14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formula="of:=VLOOKUP([.B670];[$samples.A$2:.A$854];1;0)" office:value-type="string" office:string-value="VWG14" calcext:value-type="string">
            <text:p>VWG14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671];[$samples.A$2:.A$854];1;0)" office:value-type="string" office:string-value="" calcext:value-type="error">
            <text:p>#N/A</text:p>
          </table:table-cell>
          <table:table-cell table:formula="of:=[.C671]=[.B671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672];[$samples.A$2:.A$854];1;0)" office:value-type="string" office:string-value="" calcext:value-type="error">
            <text:p>#N/A</text:p>
          </table:table-cell>
          <table:table-cell table:formula="of:=[.C672]=[.B67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673];[$samples.A$2:.A$854];1;0)" office:value-type="string" office:string-value="" calcext:value-type="error">
            <text:p>#N/A</text:p>
          </table:table-cell>
          <table:table-cell table:formula="of:=[.C673]=[.B673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674];[$samples.A$2:.A$854];1;0)" office:value-type="string" office:string-value="" calcext:value-type="error">
            <text:p>#N/A</text:p>
          </table:table-cell>
          <table:table-cell table:formula="of:=[.C674]=[.B67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75];[$samples.A$2:.A$854];1;0)" office:value-type="string" office:string-value="" calcext:value-type="error">
            <text:p>#N/A</text:p>
          </table:table-cell>
          <table:table-cell table:formula="of:=[.C675]=[.B67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676];[$samples.A$2:.A$854];1;0)" office:value-type="string" office:string-value="" calcext:value-type="error">
            <text:p>#N/A</text:p>
          </table:table-cell>
          <table:table-cell table:formula="of:=[.C676]=[.B67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677];[$samples.A$2:.A$854];1;0)" office:value-type="string" office:string-value="" calcext:value-type="error">
            <text:p>#N/A</text:p>
          </table:table-cell>
          <table:table-cell table:formula="of:=[.C677]=[.B67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678];[$samples.A$2:.A$854];1;0)" office:value-type="string" office:string-value="" calcext:value-type="error">
            <text:p>#N/A</text:p>
          </table:table-cell>
          <table:table-cell table:formula="of:=[.C678]=[.B67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679];[$samples.A$2:.A$854];1;0)" office:value-type="string" office:string-value="" calcext:value-type="error">
            <text:p>#N/A</text:p>
          </table:table-cell>
          <table:table-cell table:formula="of:=[.C679]=[.B679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M2a</text:p>
          </table:table-cell>
          <table:table-cell table:formula="of:=VLOOKUP([.B680];[$samples.A$2:.A$854];1;0)" office:value-type="string" office:string-value="" calcext:value-type="error">
            <text:p>#N/A</text:p>
          </table:table-cell>
          <table:table-cell table:formula="of:=[.C680]=[.B68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M2b</text:p>
          </table:table-cell>
          <table:table-cell table:formula="of:=VLOOKUP([.B681];[$samples.A$2:.A$854];1;0)" office:value-type="string" office:string-value="" calcext:value-type="error">
            <text:p>#N/A</text:p>
          </table:table-cell>
          <table:table-cell table:formula="of:=[.C681]=[.B68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Blank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2-W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1-W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1-Next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2-NextRAD</text:p>
          </table:table-cell>
          <table:table-cell table:number-columns-repeated="3"/>
        </table:table-row>
      </table:table>
      <table:table table:name="samples" table:style-name="ta1">
        <office:forms form:automatic-focus="false" form:apply-design-mode="false"/>
        <table:table-column table:style-name="co2" table:default-cell-style-name="ce4"/>
        <table:table-column table:style-name="co2" table:default-cell-style-name="ce6"/>
        <table:table-column table:style-name="co3" table:number-columns-repeated="2" table:default-cell-style-name="Default"/>
        <table:table-column table:style-name="co4" table:default-cell-style-name="ce9"/>
        <table:table-column table:style-name="co5" table:default-cell-style-name="Default"/>
        <table:table-column table:style-name="co2" table:default-cell-style-name="ce11"/>
        <table:table-column table:style-name="co2" table:default-cell-style-name="ce12"/>
        <table:table-column table:style-name="co2" table:number-columns-repeated="1015" table:default-cell-style-name="Default"/>
        <table:table-row table:style-name="ro2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TagNum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SpeciesNoHybrid</text:p>
          </table:table-cell>
          <table:table-cell table:style-name="ce8" office:value-type="string" calcext:value-type="string">
            <text:p>BinomialNam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AdditionalID</text:p>
          </table:table-cell>
          <table:table-cell table:style-name="ce8" office:value-type="string" calcext:value-type="string">
            <text:p>Project1</text:p>
          </table:table-cell>
          <table:table-cell table:style-name="ce8" office:value-type="string" calcext:value-type="string">
            <text:p>PlateNum1</text:p>
          </table:table-cell>
          <table:table-cell table:style-name="ce8" office:value-type="string" calcext:value-type="string">
            <text:p>Project2</text:p>
          </table:table-cell>
          <table:table-cell table:style-name="ce8" office:value-type="string" calcext:value-type="string">
            <text:p>PlateNum2</text:p>
          </table:table-cell>
          <table:table-cell table:style-name="ce7" table:number-columns-repeated="1007"/>
        </table:table-row>
        <table:table-row table:style-name="ro2">
          <table:table-cell office:value-type="string" calcext:value-type="string">
            <text:p>FDK01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DK1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DK2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HH02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arong (private property)</text:p>
          </table:table-cell>
          <table:table-cell office:value-type="date" office:date-value="2013-12-04" calcext:value-type="date">
            <text:p>4/12/2013</text:p>
          </table:table-cell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293</text:p>
          </table:table-cell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Old Menedebri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8942" calcext:value-type="float">
            <text:p>-30.89420</text:p>
          </table:table-cell>
          <table:table-cell office:value-type="float" office:value="150.66708" calcext:value-type="float">
            <text:p>150.6670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294</text:p>
          </table:table-cell>
          <table:table-cell office:value-type="string" calcext:value-type="string">
            <text:p>00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Old Menedebri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8942" calcext:value-type="float">
            <text:p>-30.89420</text:p>
          </table:table-cell>
          <table:table-cell office:value-type="float" office:value="150.66708" calcext:value-type="float">
            <text:p>150.66708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5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Somerton Main Rd</text:p>
          </table:table-cell>
          <table:table-cell office:value-type="date" office:date-value="2015-09-29" calcext:value-type="date">
            <text:p>29/09/2015</text:p>
          </table:table-cell>
          <table:table-cell table:style-name="Default" office:value-type="float" office:value="-30.89198" calcext:value-type="float">
            <text:p>-30.89198</text:p>
          </table:table-cell>
          <table:table-cell table:style-name="ce12" office:value-type="float" office:value="150.6728" calcext:value-type="float">
            <text:p>150.672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296</text:p>
          </table:table-cell>
          <table:table-cell office:value-type="string" calcext:value-type="string">
            <text:p>003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amoi River, Dunmore Rd</text:p>
          </table:table-cell>
          <table:table-cell office:value-type="date" office:date-value="2015-09-29" calcext:value-type="date">
            <text:p>29/09/2015</text:p>
          </table:table-cell>
          <table:table-cell table:style-name="Default"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7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amoi River, Dunmore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6519" calcext:value-type="float">
            <text:p>-30.65190</text:p>
          </table:table-cell>
          <table:table-cell office:value-type="float" office:value="150.87828" calcext:value-type="float">
            <text:p>150.8782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298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8 - Recollect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0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0 Area - Recollect-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0 Area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0 Area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0 Area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0 Area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0 Area - Recollect-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1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2</text:p>
          </table:table-cell>
          <table:table-cell office:value-type="string" calcext:value-type="string">
            <text:p>00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3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4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5</text:p>
          </table:table-cell>
          <table:table-cell/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6</text:p>
          </table:table-cell>
          <table:table-cell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07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665" calcext:value-type="float">
            <text:p>-30.22665</text:p>
          </table:table-cell>
          <table:table-cell table:style-name="ce12" office:value-type="float" office:value="149.8094" calcext:value-type="float">
            <text:p>149.8094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8</text:p>
          </table:table-cell>
          <table:table-cell/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9</text:p>
          </table:table-cell>
          <table:table-cell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0</text:p>
          </table:table-cell>
          <table:table-cell/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1</text:p>
          </table:table-cell>
          <table:table-cell office:value-type="string" calcext:value-type="string">
            <text:p>005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2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13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4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5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6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7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Sawn Rocks, parking lo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459" calcext:value-type="float">
            <text:p>-30.14459</text:p>
          </table:table-cell>
          <table:table-cell table:style-name="ce12" office:value-type="float" office:value="150.0534" calcext:value-type="float">
            <text:p>150.05340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8</text:p>
          </table:table-cell>
          <table:table-cell office:value-type="string" calcext:value-type="string">
            <text:p>006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8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9</text:p>
          </table:table-cell>
          <table:table-cell office:value-type="string" calcext:value-type="string">
            <text:p>007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9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9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9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9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19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0</text:p>
          </table:table-cell>
          <table:table-cell office:value-type="string" calcext:value-type="string">
            <text:p>008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0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</text:p>
          </table:table-cell>
          <table:table-cell office:value-type="string" calcext:value-type="string">
            <text:p>00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e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f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1g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2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2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2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2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2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2e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3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</text:p>
          </table:table-cell>
          <table:table-cell office:value-type="string" calcext:value-type="string">
            <text:p>012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</text:p>
          </table:table-cell>
          <table:table-cell/>
          <table:table-cell table:number-columns-repeated="2" office:value-type="string" calcext:value-type="string">
            <text:p>baueriana</text:p>
          </table:table-cell>
          <table:table-cell table:style-name="ce10" office:value-type="string" calcext:value-type="string">
            <text:p>Eucalyptus baueriana</text:p>
          </table:table-cell>
          <table:table-cell office:value-type="string" calcext:value-type="string">
            <text:p>Jerrys Plains, Golden Hw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9536" calcext:value-type="float">
            <text:p>-32.49536</text:p>
          </table:table-cell>
          <table:table-cell office:value-type="float" office:value="150.90842" calcext:value-type="float">
            <text:p>150.9084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4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4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4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4e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</text:p>
          </table:table-cell>
          <table:table-cell office:value-type="string" calcext:value-type="string">
            <text:p>013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6 - Recollect-</text:p>
          </table:table-cell>
          <table:table-cell office:value-type="string" calcext:value-type="string">
            <text:p>013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 - Recollect-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 - Recollect-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 - Recollect-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 - Recollect-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 - Recollect-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6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7</text:p>
          </table:table-cell>
          <table:table-cell office:value-type="string" calcext:value-type="string">
            <text:p>014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7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7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7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7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8</text:p>
          </table:table-cell>
          <table:table-cell office:value-type="string" calcext:value-type="string">
            <text:p>015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8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8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8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8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9</text:p>
          </table:table-cell>
          <table:table-cell office:value-type="string" calcext:value-type="string">
            <text:p>016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9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9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29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0</text:p>
          </table:table-cell>
          <table:table-cell office:value-type="string" calcext:value-type="string">
            <text:p>017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0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0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0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0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1</text:p>
          </table:table-cell>
          <table:table-cell office:value-type="string" calcext:value-type="string">
            <text:p>01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1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</text:p>
          </table:table-cell>
          <table:table-cell office:value-type="string" calcext:value-type="string">
            <text:p>01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 - Recollect-</text:p>
          </table:table-cell>
          <table:table-cell office:value-type="string" calcext:value-type="string">
            <text:p>01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 - Recollect-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 - Recollect-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 - Recollect-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 - Recollect-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 - Recollect-e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2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3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3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3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3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3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4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4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4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4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4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5</text:p>
          </table:table-cell>
          <table:table-cell office:value-type="string" calcext:value-type="string">
            <text:p>022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5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5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5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5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8</text:p>
          </table:table-cell>
          <table:table-cell office:value-type="string" calcext:value-type="string">
            <text:p>023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8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8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8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8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</text:p>
          </table:table-cell>
          <table:table-cell office:value-type="string" calcext:value-type="string">
            <text:p>024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9 - Recollect-</text:p>
          </table:table-cell>
          <table:table-cell office:value-type="string" calcext:value-type="string">
            <text:p>024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 - Recollect-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 - Recollect-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 - Recollect-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 - Recollect-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 - Recollect-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39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</text:p>
          </table:table-cell>
          <table:table-cell office:value-type="string" calcext:value-type="string">
            <text:p>025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0 - Recollect-</text:p>
          </table:table-cell>
          <table:table-cell office:value-type="string" calcext:value-type="string">
            <text:p>025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 - Recollect-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0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1</text:p>
          </table:table-cell>
          <table:table-cell office:value-type="string" calcext:value-type="string">
            <text:p>02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</text:p>
          </table:table-cell>
          <table:table-cell office:value-type="string" calcext:value-type="string">
            <text:p>02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 - Recollect-</text:p>
          </table:table-cell>
          <table:table-cell office:value-type="string" calcext:value-type="string">
            <text:p>02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2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2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2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2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3</text:p>
          </table:table-cell>
          <table:table-cell office:value-type="string" calcext:value-type="string">
            <text:p>028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3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3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3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3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4</text:p>
          </table:table-cell>
          <table:table-cell office:value-type="string" calcext:value-type="string">
            <text:p>029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4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4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4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4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5</text:p>
          </table:table-cell>
          <table:table-cell office:value-type="string" calcext:value-type="string">
            <text:p>03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5 - Recollect-</text:p>
          </table:table-cell>
          <table:table-cell office:value-type="string" calcext:value-type="string">
            <text:p>03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5 - Recollect-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5 - Recollect-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5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6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6 - Recollect-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6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7</text:p>
          </table:table-cell>
          <table:table-cell office:value-type="string" calcext:value-type="string">
            <text:p>032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7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7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7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7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</text:p>
          </table:table-cell>
          <table:table-cell office:value-type="string" calcext:value-type="string">
            <text:p>033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8 - Recollect-</text:p>
          </table:table-cell>
          <table:table-cell office:value-type="string" calcext:value-type="string">
            <text:p>033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 - Recollect-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 - Recollect-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 - Recollect-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 - Recollect-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8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9</text:p>
          </table:table-cell>
          <table:table-cell office:value-type="string" calcext:value-type="string">
            <text:p>03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4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</text:p>
          </table:table-cell>
          <table:table-cell office:value-type="string" calcext:value-type="string">
            <text:p>03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 - Recollect</text:p>
          </table:table-cell>
          <table:table-cell office:value-type="string" calcext:value-type="string">
            <text:p>03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0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1</text:p>
          </table:table-cell>
          <table:table-cell office:value-type="string" calcext:value-type="string">
            <text:p>03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1 area - Recollect</text:p>
          </table:table-cell>
          <table:table-cell office:value-type="string" calcext:value-type="string">
            <text:p>03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1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1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1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1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2</text:p>
          </table:table-cell>
          <table:table-cell office:value-type="string" calcext:value-type="string">
            <text:p>03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3</text:p>
          </table:table-cell>
          <table:table-cell office:value-type="string" calcext:value-type="string">
            <text:p>038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3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3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3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3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4</text:p>
          </table:table-cell>
          <table:table-cell office:value-type="string" calcext:value-type="string">
            <text:p>039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4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4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4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4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5</text:p>
          </table:table-cell>
          <table:table-cell office:value-type="string" calcext:value-type="string">
            <text:p>04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 - Recollect-</text:p>
          </table:table-cell>
          <table:table-cell office:value-type="string" calcext:value-type="string">
            <text:p>04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5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5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5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5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b</text:p>
          </table:table-cell>
          <table:table-cell/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6</text:p>
          </table:table-cell>
          <table:table-cell office:value-type="string" calcext:value-type="string">
            <text:p>041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6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6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6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6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</text:p>
          </table:table-cell>
          <table:table-cell office:value-type="string" calcext:value-type="string">
            <text:p>042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7 - Recollect-</text:p>
          </table:table-cell>
          <table:table-cell office:value-type="string" calcext:value-type="string">
            <text:p>042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 - Recollect-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 - Recollect-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7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8</text:p>
          </table:table-cell>
          <table:table-cell office:value-type="string" calcext:value-type="string">
            <text:p>043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59</text:p>
          </table:table-cell>
          <table:table-cell office:value-type="string" calcext:value-type="string">
            <text:p>044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0</text:p>
          </table:table-cell>
          <table:table-cell office:value-type="string" calcext:value-type="string">
            <text:p>045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0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0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0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0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1</text:p>
          </table:table-cell>
          <table:table-cell office:value-type="string" calcext:value-type="string">
            <text:p>04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office:value-type="string" calcext:value-type="string">
            <text:p>MEL2375684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office:value-type="string" calcext:value-type="string">
            <text:p>MEL2375685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office:value-type="string" calcext:value-type="string">
            <text:p>MEL2375686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office:value-type="string" calcext:value-type="string">
            <text:p>MEL2375659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office:value-type="string" calcext:value-type="string">
            <text:p>MEL2375667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</text:p>
          </table:table-cell>
          <table:table-cell office:value-type="string" calcext:value-type="string">
            <text:p>04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/>
          <table:table-cell office:value-type="string" calcext:value-type="string">
            <text:p>MEL2375669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3</text:p>
          </table:table-cell>
          <table:table-cell office:value-type="string" calcext:value-type="string">
            <text:p>04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3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3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3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4</text:p>
          </table:table-cell>
          <table:table-cell office:value-type="string" calcext:value-type="string">
            <text:p>049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4 - Recollect</text:p>
          </table:table-cell>
          <table:table-cell office:value-type="string" calcext:value-type="string">
            <text:p>049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Eugowra, Escort Way</text:p>
          </table:table-cell>
          <table:table-cell office:value-type="date" office:date-value="2016-11-30" calcext:value-type="date">
            <text:p>30/11/2016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5</text:p>
          </table:table-cell>
          <table:table-cell office:value-type="string" calcext:value-type="string">
            <text:p>050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5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5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5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5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6</text:p>
          </table:table-cell>
          <table:table-cell office:value-type="string" calcext:value-type="string">
            <text:p>051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6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6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6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6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7</text:p>
          </table:table-cell>
          <table:table-cell office:value-type="string" calcext:value-type="string">
            <text:p>052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i</text:p>
          </table:table-cell>
          <table:table-cell/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8</text:p>
          </table:table-cell>
          <table:table-cell office:value-type="string" calcext:value-type="string">
            <text:p>054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Kingstwon-Retreat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8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Kingstwon-Retreat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9</text:p>
          </table:table-cell>
          <table:table-cell office:value-type="string" calcext:value-type="string">
            <text:p>055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9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9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9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69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0</text:p>
          </table:table-cell>
          <table:table-cell office:value-type="string" calcext:value-type="string">
            <text:p>056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0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0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0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0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1</text:p>
          </table:table-cell>
          <table:table-cell office:value-type="string" calcext:value-type="string">
            <text:p>057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1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1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1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1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2</text:p>
          </table:table-cell>
          <table:table-cell office:value-type="string" calcext:value-type="string">
            <text:p>058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2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2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2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2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3</text:p>
          </table:table-cell>
          <table:table-cell office:value-type="string" calcext:value-type="string">
            <text:p>059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3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3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3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3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4</text:p>
          </table:table-cell>
          <table:table-cell office:value-type="string" calcext:value-type="string">
            <text:p>06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5</text:p>
          </table:table-cell>
          <table:table-cell office:value-type="string" calcext:value-type="string">
            <text:p>06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5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5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5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5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6</text:p>
          </table:table-cell>
          <table:table-cell office:value-type="string" calcext:value-type="string">
            <text:p>06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</text:p>
          </table:table-cell>
          <table:table-cell office:value-type="string" calcext:value-type="string">
            <text:p>06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8</text:p>
          </table:table-cell>
          <table:table-cell office:value-type="string" calcext:value-type="string">
            <text:p>064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9</text:p>
          </table:table-cell>
          <table:table-cell office:value-type="string" calcext:value-type="string">
            <text:p>065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9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9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9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79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0</text:p>
          </table:table-cell>
          <table:table-cell office:value-type="string" calcext:value-type="string">
            <text:p>06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0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0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0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0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1</text:p>
          </table:table-cell>
          <table:table-cell office:value-type="string" calcext:value-type="string">
            <text:p>067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1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1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1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1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2</text:p>
          </table:table-cell>
          <table:table-cell office:value-type="string" calcext:value-type="string">
            <text:p>068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3</text:p>
          </table:table-cell>
          <table:table-cell office:value-type="string" calcext:value-type="string">
            <text:p>069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3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3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3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3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4</text:p>
          </table:table-cell>
          <table:table-cell office:value-type="string" calcext:value-type="string">
            <text:p>070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4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4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4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4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5</text:p>
          </table:table-cell>
          <table:table-cell office:value-type="string" calcext:value-type="string">
            <text:p>07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</text:p>
          </table:table-cell>
          <table:table-cell office:value-type="string" calcext:value-type="string">
            <text:p>07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</text:p>
          </table:table-cell>
          <table:table-cell office:value-type="string" calcext:value-type="string">
            <text:p>073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</text:p>
          </table:table-cell>
          <table:table-cell office:value-type="string" calcext:value-type="string">
            <text:p>07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9</text:p>
          </table:table-cell>
          <table:table-cell office:value-type="string" calcext:value-type="string">
            <text:p>075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9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9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9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89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0</text:p>
          </table:table-cell>
          <table:table-cell office:value-type="string" calcext:value-type="string">
            <text:p>07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1</text:p>
          </table:table-cell>
          <table:table-cell office:value-type="string" calcext:value-type="string">
            <text:p>077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1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1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1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1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2</text:p>
          </table:table-cell>
          <table:table-cell office:value-type="string" calcext:value-type="string">
            <text:p>078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 office:value-type="string" calcext:value-type="string">
            <text:p>Puckapanyl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 office:value-type="string" calcext:value-type="string">
            <text:p>V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3</text:p>
          </table:table-cell>
          <table:table-cell office:value-type="string" calcext:value-type="string">
            <text:p>079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3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</text:p>
          </table:table-cell>
          <table:table-cell office:value-type="string" calcext:value-type="string">
            <text:p>08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5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6</text:p>
          </table:table-cell>
          <table:table-cell office:value-type="string" calcext:value-type="string">
            <text:p>082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Teddington Rd, Stuart Mill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7</text:p>
          </table:table-cell>
          <table:table-cell office:value-type="string" calcext:value-type="string">
            <text:p>083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7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7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7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7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8</text:p>
          </table:table-cell>
          <table:table-cell office:value-type="string" calcext:value-type="string">
            <text:p>084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8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8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8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8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9</text:p>
          </table:table-cell>
          <table:table-cell office:value-type="string" calcext:value-type="string">
            <text:p>085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9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9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9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399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0</text:p>
          </table:table-cell>
          <table:table-cell office:value-type="string" calcext:value-type="string">
            <text:p>086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1</text:p>
          </table:table-cell>
          <table:table-cell office:value-type="string" calcext:value-type="string">
            <text:p>08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2</text:p>
          </table:table-cell>
          <table:table-cell office:value-type="string" calcext:value-type="string">
            <text:p>089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2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2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2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2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3</text:p>
          </table:table-cell>
          <table:table-cell office:value-type="string" calcext:value-type="string">
            <text:p>090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3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3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3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3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4</text:p>
          </table:table-cell>
          <table:table-cell office:value-type="string" calcext:value-type="string">
            <text:p>091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4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4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4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4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5</text:p>
          </table:table-cell>
          <table:table-cell office:value-type="string" calcext:value-type="string">
            <text:p>092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</text:p>
          </table:table-cell>
          <table:table-cell office:value-type="string" calcext:value-type="string">
            <text:p>09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7</text:p>
          </table:table-cell>
          <table:table-cell office:value-type="string" calcext:value-type="string">
            <text:p>094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7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7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7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08</text:p>
          </table:table-cell>
          <table:table-cell office:value-type="string" calcext:value-type="string">
            <text:p>095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9</text:p>
          </table:table-cell>
          <table:table-cell office:value-type="string" calcext:value-type="string">
            <text:p>096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0</text:p>
          </table:table-cell>
          <table:table-cell office:value-type="string" calcext:value-type="string">
            <text:p>097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0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0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0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0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1</text:p>
          </table:table-cell>
          <table:table-cell office:value-type="string" calcext:value-type="string">
            <text:p>098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2</text:p>
          </table:table-cell>
          <table:table-cell office:value-type="string" calcext:value-type="string">
            <text:p>101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2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2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2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2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3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</text:p>
          </table:table-cell>
          <table:table-cell office:value-type="string" calcext:value-type="string">
            <text:p>10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5</text:p>
          </table:table-cell>
          <table:table-cell office:value-type="string" calcext:value-type="string">
            <text:p>104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5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5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5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5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6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7</text:p>
          </table:table-cell>
          <table:table-cell office:value-type="string" calcext:value-type="string">
            <text:p>09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7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18</text:p>
          </table:table-cell>
          <table:table-cell office:value-type="string" calcext:value-type="string">
            <text:p>106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0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1</text:p>
          </table:table-cell>
          <table:table-cell office:value-type="string" calcext:value-type="string">
            <text:p>10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</text:p>
          </table:table-cell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3</text:p>
          </table:table-cell>
          <table:table-cell office:value-type="string" calcext:value-type="string">
            <text:p>109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3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f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g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h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3i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4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7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7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7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7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7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28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</text:p>
          </table:table-cell>
          <table:table-cell office:value-type="string" calcext:value-type="string">
            <text:p>116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1</text:p>
          </table:table-cell>
          <table:table-cell office:value-type="string" calcext:value-type="string">
            <text:p>117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31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3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3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3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32</text:p>
          </table:table-cell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 office:value-type="string" calcext:value-type="string">
            <text:p>Q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32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 office:value-type="string" calcext:value-type="string">
            <text:p>QL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433</text:p>
          </table:table-cell>
          <table:table-cell office:value-type="string" calcext:value-type="string">
            <text:p>119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</text:p>
          </table:table-cell>
          <table:table-cell office:value-type="string" calcext:value-type="string">
            <text:p>12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7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8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1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1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1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AL05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elrose-Trangie Rd, Albert Murrumbidgee NP</text:p>
          </table:table-cell>
          <table:table-cell office:value-type="date" office:date-value="2013-10-16" calcext:value-type="date">
            <text:p>16/10/2013</text:p>
          </table:table-cell>
          <table:table-cell office:value-type="float" office:value="-32.3742" calcext:value-type="float">
            <text:p>-32.37420</text:p>
          </table:table-cell>
          <table:table-cell office:value-type="float" office:value="147.4871" calcext:value-type="float">
            <text:p>147.487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BJ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Berry Jerry State Forest</text:p>
          </table:table-cell>
          <table:table-cell office:value-type="date" office:date-value="2013-11-18" calcext:value-type="date">
            <text:p>18/11/2013</text:p>
          </table:table-cell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D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ondobolin</text:p>
          </table:table-cell>
          <table:table-cell office:value-type="date" office:date-value="2013-11-17" calcext:value-type="date">
            <text:p>17/11/2013</text:p>
          </table:table-cell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R13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rowther</text:p>
          </table:table-cell>
          <table:table-cell office:value-type="date" office:date-value="2013-11-15" calcext:value-type="date">
            <text:p>15/11/2013</text:p>
          </table:table-cell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R37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rowther</text:p>
          </table:table-cell>
          <table:table-cell office:value-type="date" office:date-value="2013-11-15" calcext:value-type="date">
            <text:p>15/11/2013</text:p>
          </table:table-cell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 office:value-type="string" calcext:value-type="string">
            <text:p>NS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DU1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ubbo</text:p>
          </table:table-cell>
          <table:table-cell office:value-type="date" office:date-value="2013-10-15" calcext:value-type="date">
            <text:p>15/10/2013</text:p>
          </table:table-cell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10467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Lake <text:s/>Eyre</text:p>
          </table:table-cell>
          <table:table-cell office:value-type="date" office:date-value="1960-11-10" calcext:value-type="date">
            <text:p>10/11/1960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25923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Maranoa</text:p>
          </table:table-cell>
          <table:table-cell office:value-type="date" office:date-value="1972-09-05" calcext:value-type="date">
            <text:p>5/09/1972</text:p>
          </table:table-cell>
          <table:table-cell table:style-name="Default"/>
          <table:table-cell/>
          <table:table-cell office:value-type="string" calcext:value-type="string">
            <text:p>Q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25953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Eyre Peninsula</text:p>
          </table:table-cell>
          <table:table-cell office:value-type="date" office:date-value="1972-11-02" calcext:value-type="date">
            <text:p>2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5955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Coonalpyn</text:p>
          </table:table-cell>
          <table:table-cell office:value-type="date" office:date-value="1972-11-04" calcext:value-type="date">
            <text:p>4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5959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Murray</text:p>
          </table:table-cell>
          <table:table-cell office:value-type="date" office:date-value="1972-11-04" calcext:value-type="date">
            <text:p>4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6811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Hall Creek Road</text:p>
          </table:table-cell>
          <table:table-cell office:value-type="date" office:date-value="1964-01-14" calcext:value-type="date">
            <text:p>14/01/1964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7169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Alligator Creek</text:p>
          </table:table-cell>
          <table:table-cell office:value-type="date" office:date-value="1960-06-11" calcext:value-type="date">
            <text:p>11/06/1960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7647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Narrabri</text:p>
          </table:table-cell>
          <table:table-cell office:value-type="date" office:date-value="1978-09-11" calcext:value-type="date">
            <text:p>11/09/1978</text:p>
          </table:table-cell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4583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Gilgandra</text:p>
          </table:table-cell>
          <table:table-cell office:value-type="date" office:date-value="1958-10-01" calcext:value-type="date">
            <text:p>1/10/1958</text:p>
          </table:table-cell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67754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Sandland Road</text:p>
          </table:table-cell>
          <table:table-cell office:value-type="date" office:date-value="1994-08-27" calcext:value-type="date">
            <text:p>27/08/1994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90535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Inglewood</text:p>
          </table:table-cell>
          <table:table-cell office:value-type="date" office:date-value="2006-10-25" calcext:value-type="date">
            <text:p>25/10/2006</text:p>
          </table:table-cell>
          <table:table-cell table:style-name="Default"/>
          <table:table-cell/>
          <table:table-cell office:value-type="string" calcext:value-type="string">
            <text:p>Q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1006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 Rd</text:p>
          </table:table-cell>
          <table:table-cell table:style-name="ce8"/>
          <table:table-cell table:style-name="Default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1007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 Rd</text:p>
          </table:table-cell>
          <table:table-cell table:style-name="ce8"/>
          <table:table-cell table:style-name="Default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LC71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Storm King</text:p>
          </table:table-cell>
          <table:table-cell table:style-name="ce8"/>
          <table:table-cell office:value-type="float" office:value="-28.68758" calcext:value-type="float">
            <text:p>-28.68758</text:p>
          </table:table-cell>
          <table:table-cell office:value-type="float" office:value="151.96238" calcext:value-type="float">
            <text:p>151.96238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0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 </text:p>
          </table:table-cell>
          <table:table-cell table:style-name="ce8"/>
          <table:table-cell office:value-type="float" office:value="-29.06569" calcext:value-type="float">
            <text:p>-29.06569</text:p>
          </table:table-cell>
          <table:table-cell office:value-type="float" office:value="151.98833" calcext:value-type="float">
            <text:p>151.9883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Dundee</text:p>
          </table:table-cell>
          <table:table-cell table:style-name="ce8"/>
          <table:table-cell office:value-type="float" office:value="-29.60563" calcext:value-type="float">
            <text:p>-29.60563</text:p>
          </table:table-cell>
          <table:table-cell office:value-type="float" office:value="151.86797" calcext:value-type="float">
            <text:p>151.86797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6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Abington</text:p>
          </table:table-cell>
          <table:table-cell table:style-name="ce8"/>
          <table:table-cell office:value-type="float" office:value="-30.28358" calcext:value-type="float">
            <text:p>-30.28358</text:p>
          </table:table-cell>
          <table:table-cell office:value-type="float" office:value="151.19619" calcext:value-type="float">
            <text:p>151.19619</text:p>
          </table:table-cell>
          <table:table-cell office:value-type="string" calcext:value-type="string">
            <text:p>NS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7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Inglewood </text:p>
          </table:table-cell>
          <table:table-cell table:style-name="ce8"/>
          <table:table-cell office:value-type="float" office:value="-28.39502" calcext:value-type="float">
            <text:p>-28.39502</text:p>
          </table:table-cell>
          <table:table-cell office:value-type="float" office:value="151.31197" calcext:value-type="float">
            <text:p>151.31197</text:p>
          </table:table-cell>
          <table:table-cell office:value-type="string" calcext:value-type="string">
            <text:p>QLD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MA01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MA18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MA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 office:value-type="string" calcext:value-type="string">
            <text:p>VI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WG14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Werribee Gorge State Park</text:p>
          </table:table-cell>
          <table:table-cell office:value-type="date" office:date-value="2013-12-03" calcext:value-type="date">
            <text:p>3/12/2013</text:p>
          </table:table-cell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 office:value-type="string" calcext:value-type="string">
            <text:p>VI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5a</text:p>
          </table:table-cell>
          <table:table-cell/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vin added as we have seq data for th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5b</text:p>
          </table:table-cell>
          <table:table-cell/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vin added as we have seq data for th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5c</text:p>
          </table:table-cell>
          <table:table-cell/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vin added as we have seq data for th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5d</text:p>
          </table:table-cell>
          <table:table-cell/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vin added as we have seq data for th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5e</text:p>
          </table:table-cell>
          <table:table-cell/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vin added as we have seq data for th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5h</text:p>
          </table:table-cell>
          <table:table-cell/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Kevin added as we have seq data for th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</table:table>
      <table:table table:name="spp2series" table:style-name="ta1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D69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 style:data-style-name="N2" text:time-value="09:25:14.142324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9:08:50.385346923</dc:date>
    <dc:creator>Kevin Murray</dc:creator>
    <meta:editing-duration>PT7H36M28S</meta:editing-duration>
    <meta:editing-cycles>9</meta:editing-cycles>
    <meta:generator>LibreOffice/5.4.2.2.0$Linux_X86_64 LibreOffice_project/40m0$Build-2</meta:generator>
    <meta:document-statistic meta:table-count="3" meta:cell-count="11731" meta:object-count="0"/>
  </office:meta>
</office:document-meta>
</file>